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9.031cm"/>
    </style:style>
    <style:style style:name="co12" style:family="table-column">
      <style:table-column-properties fo:break-before="auto" style:column-width="8.9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table:formula="of:=[.K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table:formula="of:=[.K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table:formula="of:=[.K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table:formula="of:=[.K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table:formula="of:=[.K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table:formula="of:=[.K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table:formula="of:=[.K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table:formula="of:=[.K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table:formula="of:=[.K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table:formula="of:=[.K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table:formula="of:=[.K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table:formula="of:=[.K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table:formula="of:=[.K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table:formula="of:=[.K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table:formula="of:=[.K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table:formula="of:=[.K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table:formula="of:=[.K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table:formula="of:=[.K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0] &amp; &quot;A, &quot; &amp; [.C20]" office:value-type="string" office:string-value="6A, D Curve" calcext:value-type="string">
            <text:p>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D Curve" calcext:value-type="string">
            <text:p>D Curve</text:p>
          </table:table-cell>
          <table:table-cell/>
          <table:table-cell table:formula="of:=[.B20]" office:value-type="float" office:value="6" calcext:value-type="float">
            <text:p>6</text:p>
          </table:table-cell>
          <table:table-cell table:formula="of:=[.K2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1] &amp; &quot;A, &quot; &amp; [.C21]" office:value-type="string" office:string-value="10A, D Curve" calcext:value-type="string">
            <text:p>1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D Curve" calcext:value-type="string">
            <text:p>D Curve</text:p>
          </table:table-cell>
          <table:table-cell/>
          <table:table-cell table:formula="of:=[.B21]" office:value-type="float" office:value="10" calcext:value-type="float">
            <text:p>10</text:p>
          </table:table-cell>
          <table:table-cell table:formula="of:=[.K2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2] &amp; &quot;A, &quot; &amp; [.C22]" office:value-type="string" office:string-value="16A, D Curve" calcext:value-type="string">
            <text:p>1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D Curve" calcext:value-type="string">
            <text:p>D Curve</text:p>
          </table:table-cell>
          <table:table-cell/>
          <table:table-cell table:formula="of:=[.B22]" office:value-type="float" office:value="16" calcext:value-type="float">
            <text:p>16</text:p>
          </table:table-cell>
          <table:table-cell table:formula="of:=[.K2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20A, D Curve" calcext:value-type="string">
            <text:p>2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20" calcext:value-type="float">
            <text:p>20</text:p>
          </table:table-cell>
          <table:table-cell table:formula="of:=[.K2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25A, D Curve" calcext:value-type="string">
            <text:p>25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25" calcext:value-type="float">
            <text:p>25</text:p>
          </table:table-cell>
          <table:table-cell table:formula="of:=[.K2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32A, D Curve" calcext:value-type="string">
            <text:p>32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32" calcext:value-type="float">
            <text:p>32</text:p>
          </table:table-cell>
          <table:table-cell table:formula="of:=[.K2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40A, D Curve" calcext:value-type="string">
            <text:p>4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40" calcext:value-type="float">
            <text:p>40</text:p>
          </table:table-cell>
          <table:table-cell table:formula="of:=[.K2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50A, D Curve" calcext:value-type="string">
            <text:p>5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50" calcext:value-type="float">
            <text:p>50</text:p>
          </table:table-cell>
          <table:table-cell table:formula="of:=[.K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63A, D Curve" calcext:value-type="string">
            <text:p>63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63" calcext:value-type="float">
            <text:p>63</text:p>
          </table:table-cell>
          <table:table-cell table:formula="of:=[.K2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9] &amp; &quot;A, &quot; &amp; [.C29]" office:value-type="string" office:string-value="6A, B Curve" calcext:value-type="string">
            <text:p>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B Curve" calcext:value-type="string">
            <text:p>B Curve</text:p>
          </table:table-cell>
          <table:table-cell/>
          <table:table-cell table:formula="of:=[.B29]" office:value-type="float" office:value="6" calcext:value-type="float">
            <text:p>6</text:p>
          </table:table-cell>
          <table:table-cell table:formula="of:=[.K2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0] &amp; &quot;A, &quot; &amp; [.C30]" office:value-type="string" office:string-value="10A, B Curve" calcext:value-type="string">
            <text:p>1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B Curve" calcext:value-type="string">
            <text:p>B Curve</text:p>
          </table:table-cell>
          <table:table-cell/>
          <table:table-cell table:formula="of:=[.B30]" office:value-type="float" office:value="10" calcext:value-type="float">
            <text:p>10</text:p>
          </table:table-cell>
          <table:table-cell table:formula="of:=[.K3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1] &amp; &quot;A, &quot; &amp; [.C31]" office:value-type="string" office:string-value="16A, B Curve" calcext:value-type="string">
            <text:p>1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B Curve" calcext:value-type="string">
            <text:p>B Curve</text:p>
          </table:table-cell>
          <table:table-cell/>
          <table:table-cell table:formula="of:=[.B31]" office:value-type="float" office:value="16" calcext:value-type="float">
            <text:p>16</text:p>
          </table:table-cell>
          <table:table-cell table:formula="of:=[.K3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2] &amp; &quot;A, &quot; &amp; [.C32]" office:value-type="string" office:string-value="20A, B Curve" calcext:value-type="string">
            <text:p>2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20" calcext:value-type="float">
            <text:p>20</text:p>
          </table:table-cell>
          <table:table-cell table:formula="of:=[.K3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3] &amp; &quot;A, &quot; &amp; [.C33]" office:value-type="string" office:string-value="25A, B Curve" calcext:value-type="string">
            <text:p>25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25" calcext:value-type="float">
            <text:p>25</text:p>
          </table:table-cell>
          <table:table-cell table:formula="of:=[.K3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4] &amp; &quot;A, &quot; &amp; [.C34]" office:value-type="string" office:string-value="32A, B Curve" calcext:value-type="string">
            <text:p>32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32" calcext:value-type="float">
            <text:p>32</text:p>
          </table:table-cell>
          <table:table-cell table:formula="of:=[.K3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" office:value-type="string" office:string-value="40A, B Curve" calcext:value-type="string">
            <text:p>4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40" calcext:value-type="float">
            <text:p>40</text:p>
          </table:table-cell>
          <table:table-cell table:formula="of:=[.K3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6] &amp; &quot;A, &quot; &amp; [.C36]" office:value-type="string" office:string-value="50A, B Curve" calcext:value-type="string">
            <text:p>5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50" calcext:value-type="float">
            <text:p>50</text:p>
          </table:table-cell>
          <table:table-cell table:formula="of:=[.K3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37] &amp; &quot;A, &quot; &amp; [.C37]" office:value-type="string" office:string-value="63A, B Curve" calcext:value-type="string">
            <text:p>63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63" calcext:value-type="float">
            <text:p>63</text:p>
          </table:table-cell>
          <table:table-cell table:formula="of:=[.K3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38] &amp; &quot;A, &quot; &amp; [.C38]" office:value-type="string" office:string-value="6A, C Curve" calcext:value-type="string">
            <text:p>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C Curve" calcext:value-type="string">
            <text:p>C Curve</text:p>
          </table:table-cell>
          <table:table-cell/>
          <table:table-cell table:formula="of:=[.B38]" office:value-type="float" office:value="6" calcext:value-type="float">
            <text:p>6</text:p>
          </table:table-cell>
          <table:table-cell table:formula="of:=[.K3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39] &amp; &quot;A, &quot; &amp; [.C39]" office:value-type="string" office:string-value="10A, C Curve" calcext:value-type="string">
            <text:p>1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C Curve" calcext:value-type="string">
            <text:p>C Curve</text:p>
          </table:table-cell>
          <table:table-cell/>
          <table:table-cell table:formula="of:=[.B39]" office:value-type="float" office:value="10" calcext:value-type="float">
            <text:p>10</text:p>
          </table:table-cell>
          <table:table-cell table:formula="of:=[.K3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0] &amp; &quot;A, &quot; &amp; [.C40]" office:value-type="string" office:string-value="16A, C Curve" calcext:value-type="string">
            <text:p>1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C Curve" calcext:value-type="string">
            <text:p>C Curve</text:p>
          </table:table-cell>
          <table:table-cell/>
          <table:table-cell table:formula="of:=[.B40]" office:value-type="float" office:value="16" calcext:value-type="float">
            <text:p>16</text:p>
          </table:table-cell>
          <table:table-cell table:formula="of:=[.K4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1] &amp; &quot;A, &quot; &amp; [.C41]" office:value-type="string" office:string-value="20A, C Curve" calcext:value-type="string">
            <text:p>2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20" calcext:value-type="float">
            <text:p>20</text:p>
          </table:table-cell>
          <table:table-cell table:formula="of:=[.K4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2] &amp; &quot;A, &quot; &amp; [.C42]" office:value-type="string" office:string-value="25A, C Curve" calcext:value-type="string">
            <text:p>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25" calcext:value-type="float">
            <text:p>25</text:p>
          </table:table-cell>
          <table:table-cell table:formula="of:=[.K4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3] &amp; &quot;A, &quot; &amp; [.C43]" office:value-type="string" office:string-value="32A, C Curve" calcext:value-type="string">
            <text:p>32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32" calcext:value-type="float">
            <text:p>32</text:p>
          </table:table-cell>
          <table:table-cell table:formula="of:=[.K4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" office:value-type="string" office:string-value="40A, C Curve" calcext:value-type="string">
            <text:p>4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40" calcext:value-type="float">
            <text:p>40</text:p>
          </table:table-cell>
          <table:table-cell table:formula="of:=[.K4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5] &amp; &quot;A, &quot; &amp; [.C45]" office:value-type="string" office:string-value="50A, C Curve" calcext:value-type="string">
            <text:p>5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50" calcext:value-type="float">
            <text:p>50</text:p>
          </table:table-cell>
          <table:table-cell table:formula="of:=[.K4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6] &amp; &quot;A, &quot; &amp; [.C46]" office:value-type="string" office:string-value="63A, C Curve" calcext:value-type="string">
            <text:p>63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63" calcext:value-type="float">
            <text:p>63</text:p>
          </table:table-cell>
          <table:table-cell table:formula="of:=[.K4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" office:value-type="string" office:string-value="80A, C Curve" calcext:value-type="string">
            <text:p>8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80" calcext:value-type="float">
            <text:p>80</text:p>
          </table:table-cell>
          <table:table-cell table:formula="of:=[.K4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" office:value-type="string" office:string-value="100A, C Curve" calcext:value-type="string">
            <text:p>10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100" calcext:value-type="float">
            <text:p>100</text:p>
          </table:table-cell>
          <table:table-cell table:formula="of:=[.K4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49] &amp; &quot;A, &quot; &amp; [.C49]" office:value-type="string" office:string-value="125A, C Curve" calcext:value-type="string">
            <text:p>1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125" calcext:value-type="float">
            <text:p>125</text:p>
          </table:table-cell>
          <table:table-cell table:formula="of:=[.K4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" office:value-type="string" office:string-value="6A, D Curve" calcext:value-type="string">
            <text:p>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table:formula="of:=[.K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" office:value-type="string" office:string-value="10A, D Curve" calcext:value-type="string">
            <text:p>1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table:formula="of:=[.K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" office:value-type="string" office:string-value="16A, D Curve" calcext:value-type="string">
            <text:p>1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table:formula="of:=[.K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" office:value-type="string" office:string-value="20A, D Curve" calcext:value-type="string">
            <text:p>2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table:formula="of:=[.K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" office:value-type="string" office:string-value="25A, D Curve" calcext:value-type="string">
            <text:p>25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table:formula="of:=[.K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" office:value-type="string" office:string-value="32A, D Curve" calcext:value-type="string">
            <text:p>32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table:formula="of:=[.K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" office:value-type="string" office:string-value="40A, D Curve" calcext:value-type="string">
            <text:p>4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table:formula="of:=[.K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" office:value-type="string" office:string-value="50A, D Curve" calcext:value-type="string">
            <text:p>5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table:formula="of:=[.K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" office:value-type="string" office:string-value="63A, D Curve" calcext:value-type="string">
            <text:p>63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table:formula="of:=[.K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" calcext:value-type="float">
            <text:p>6</text:p>
          </table:table-cell>
          <table:table-cell table:formula="of:=[.K5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10" calcext:value-type="float">
            <text:p>10</text:p>
          </table:table-cell>
          <table:table-cell table:formula="of:=[.K6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6" calcext:value-type="float">
            <text:p>16</text:p>
          </table:table-cell>
          <table:table-cell table:formula="of:=[.K6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20" calcext:value-type="float">
            <text:p>20</text:p>
          </table:table-cell>
          <table:table-cell table:formula="of:=[.K6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3] &amp; &quot;A, &quot; &amp; [.C63] &amp; &quot;, &quot; &amp; [.A63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B Curve" calcext:value-type="string">
            <text:p>B Curve</text:p>
          </table:table-cell>
          <table:table-cell/>
          <table:table-cell table:formula="of:=[.B63]" office:value-type="float" office:value="25" calcext:value-type="float">
            <text:p>25</text:p>
          </table:table-cell>
          <table:table-cell table:formula="of:=[.K6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64] &amp; &quot;A, &quot; &amp; [.C64] &amp; &quot;, &quot; &amp; [.A64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B Curve" calcext:value-type="string">
            <text:p>B Curve</text:p>
          </table:table-cell>
          <table:table-cell/>
          <table:table-cell table:formula="of:=[.B64]" office:value-type="float" office:value="32" calcext:value-type="float">
            <text:p>32</text:p>
          </table:table-cell>
          <table:table-cell table:formula="of:=[.K6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65] &amp; &quot;A, &quot; &amp; [.C65] &amp; &quot;, &quot; &amp; [.A65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B Curve" calcext:value-type="string">
            <text:p>B Curve</text:p>
          </table:table-cell>
          <table:table-cell/>
          <table:table-cell table:formula="of:=[.B65]" office:value-type="float" office:value="40" calcext:value-type="float">
            <text:p>40</text:p>
          </table:table-cell>
          <table:table-cell table:formula="of:=[.K6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66] &amp; &quot;A, &quot; &amp; [.C66] &amp; &quot;, &quot; &amp; [.A66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B Curve" calcext:value-type="string">
            <text:p>B Curve</text:p>
          </table:table-cell>
          <table:table-cell/>
          <table:table-cell table:formula="of:=[.B66]" office:value-type="float" office:value="50" calcext:value-type="float">
            <text:p>50</text:p>
          </table:table-cell>
          <table:table-cell table:formula="of:=[.K6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67] &amp; &quot;A, &quot; &amp; [.C67] &amp; &quot;, &quot; &amp; [.A67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B Curve" calcext:value-type="string">
            <text:p>B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table:formula="of:=[.K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68] &amp; &quot;A, &quot; &amp; [.C68] &amp; &quot;, &quot; &amp; [.A68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C Curve" calcext:value-type="string">
            <text:p>C Curve</text:p>
          </table:table-cell>
          <table:table-cell/>
          <table:table-cell table:formula="of:=[.B68]" office:value-type="float" office:value="6" calcext:value-type="float">
            <text:p>6</text:p>
          </table:table-cell>
          <table:table-cell table:formula="of:=[.K6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69] &amp; &quot;A, &quot; &amp; [.C69] &amp; &quot;, &quot; &amp; [.A69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C Curve" calcext:value-type="string">
            <text:p>C Curve</text:p>
          </table:table-cell>
          <table:table-cell/>
          <table:table-cell table:formula="of:=[.B69]" office:value-type="float" office:value="10" calcext:value-type="float">
            <text:p>10</text:p>
          </table:table-cell>
          <table:table-cell table:formula="of:=[.K6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70] &amp; &quot;A, &quot; &amp; [.C70] &amp; &quot;, &quot; &amp; [.A70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C Curve" calcext:value-type="string">
            <text:p>C Curve</text:p>
          </table:table-cell>
          <table:table-cell/>
          <table:table-cell table:formula="of:=[.B70]" office:value-type="float" office:value="16" calcext:value-type="float">
            <text:p>16</text:p>
          </table:table-cell>
          <table:table-cell table:formula="of:=[.K7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71] &amp; &quot;A, &quot; &amp; [.C71] &amp; &quot;, &quot; &amp; [.A71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1]" office:value-type="string" office:string-value="C Curve" calcext:value-type="string">
            <text:p>C Curve</text:p>
          </table:table-cell>
          <table:table-cell/>
          <table:table-cell table:formula="of:=[.B71]" office:value-type="float" office:value="20" calcext:value-type="float">
            <text:p>20</text:p>
          </table:table-cell>
          <table:table-cell table:formula="of:=[.K7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72] &amp; &quot;A, &quot; &amp; [.C72] &amp; &quot;, &quot; &amp; [.A72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2]" office:value-type="string" office:string-value="C Curve" calcext:value-type="string">
            <text:p>C Curve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table:formula="of:=[.K7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73] &amp; &quot;A, &quot; &amp; [.C73] &amp; &quot;, &quot; &amp; [.A73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3]" office:value-type="string" office:string-value="C Curve" calcext:value-type="string">
            <text:p>C Curve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table:formula="of:=[.K7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74] &amp; &quot;A, &quot; &amp; [.C74] &amp; &quot;, &quot; &amp; [.A74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4]" office:value-type="string" office:string-value="C Curve" calcext:value-type="string">
            <text:p>C Curve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table:formula="of:=[.K7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75] &amp; &quot;A, &quot; &amp; [.C75] &amp; &quot;, &quot; &amp; [.A75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5]" office:value-type="string" office:string-value="C Curve" calcext:value-type="string">
            <text:p>C Curve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table:formula="of:=[.K7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76] &amp; &quot;A, &quot; &amp; [.C76] &amp; &quot;, &quot; &amp; [.A76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6]" office:value-type="string" office:string-value="C Curve" calcext:value-type="string">
            <text:p>C Curve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table:formula="of:=[.K7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77] &amp; &quot;A, &quot; &amp; [.C77] &amp; &quot;, &quot; &amp; [.A77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7]" office:value-type="string" office:string-value="D Curve" calcext:value-type="string">
            <text:p>D Curve</text:p>
          </table:table-cell>
          <table:table-cell/>
          <table:table-cell table:formula="of:=[.B77]" office:value-type="float" office:value="6" calcext:value-type="float">
            <text:p>6</text:p>
          </table:table-cell>
          <table:table-cell table:formula="of:=[.K7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78] &amp; &quot;A, &quot; &amp; [.C78] &amp; &quot;, &quot; &amp; [.A78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8]" office:value-type="string" office:string-value="D Curve" calcext:value-type="string">
            <text:p>D Curve</text:p>
          </table:table-cell>
          <table:table-cell/>
          <table:table-cell table:formula="of:=[.B78]" office:value-type="float" office:value="10" calcext:value-type="float">
            <text:p>10</text:p>
          </table:table-cell>
          <table:table-cell table:formula="of:=[.K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79] &amp; &quot;A, &quot; &amp; [.C79] &amp; &quot;, &quot; &amp; [.A79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9]" office:value-type="string" office:string-value="D Curve" calcext:value-type="string">
            <text:p>D Curve</text:p>
          </table:table-cell>
          <table:table-cell/>
          <table:table-cell table:formula="of:=[.B79]" office:value-type="float" office:value="16" calcext:value-type="float">
            <text:p>16</text:p>
          </table:table-cell>
          <table:table-cell table:formula="of:=[.K79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80] &amp; &quot;A, &quot; &amp; [.C80] &amp; &quot;, &quot; &amp; [.A80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0]" office:value-type="string" office:string-value="D Curve" calcext:value-type="string">
            <text:p>D Curve</text:p>
          </table:table-cell>
          <table:table-cell/>
          <table:table-cell table:formula="of:=[.B80]" office:value-type="float" office:value="20" calcext:value-type="float">
            <text:p>20</text:p>
          </table:table-cell>
          <table:table-cell table:formula="of:=[.K80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81] &amp; &quot;A, &quot; &amp; [.C81] &amp; &quot;, &quot; &amp; [.A81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1]" office:value-type="string" office:string-value="D Curve" calcext:value-type="string">
            <text:p>D Curve</text:p>
          </table:table-cell>
          <table:table-cell/>
          <table:table-cell table:formula="of:=[.B81]" office:value-type="float" office:value="25" calcext:value-type="float">
            <text:p>25</text:p>
          </table:table-cell>
          <table:table-cell table:formula="of:=[.K81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82] &amp; &quot;A, &quot; &amp; [.C82] &amp; &quot;, &quot; &amp; [.A82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2]" office:value-type="string" office:string-value="D Curve" calcext:value-type="string">
            <text:p>D Curve</text:p>
          </table:table-cell>
          <table:table-cell/>
          <table:table-cell table:formula="of:=[.B82]" office:value-type="float" office:value="32" calcext:value-type="float">
            <text:p>32</text:p>
          </table:table-cell>
          <table:table-cell table:formula="of:=[.K8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83] &amp; &quot;A, &quot; &amp; [.C83] &amp; &quot;, &quot; &amp; [.A83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3]" office:value-type="string" office:string-value="D Curve" calcext:value-type="string">
            <text:p>D Curve</text:p>
          </table:table-cell>
          <table:table-cell/>
          <table:table-cell table:formula="of:=[.B83]" office:value-type="float" office:value="40" calcext:value-type="float">
            <text:p>40</text:p>
          </table:table-cell>
          <table:table-cell table:formula="of:=[.K83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84] &amp; &quot;A, &quot; &amp; [.C84] &amp; &quot;, &quot; &amp; [.A84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4]" office:value-type="string" office:string-value="D Curve" calcext:value-type="string">
            <text:p>D Curve</text:p>
          </table:table-cell>
          <table:table-cell/>
          <table:table-cell table:formula="of:=[.B84]" office:value-type="float" office:value="50" calcext:value-type="float">
            <text:p>50</text:p>
          </table:table-cell>
          <table:table-cell table:formula="of:=[.K8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85] &amp; &quot;A, &quot; &amp; [.C85] &amp; &quot;, &quot; &amp; [.A85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5]" office:value-type="string" office:string-value="D Curve" calcext:value-type="string">
            <text:p>D Curve</text:p>
          </table:table-cell>
          <table:table-cell/>
          <table:table-cell table:formula="of:=[.B85]" office:value-type="float" office:value="63" calcext:value-type="float">
            <text:p>63</text:p>
          </table:table-cell>
          <table:table-cell table:formula="of:=[.K85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86] &amp; &quot;A, &quot; &amp; [.C86] &amp; &quot;, &quot; &amp; [.A86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6]" office:value-type="string" office:string-value="B Curve" calcext:value-type="string">
            <text:p>B Curve</text:p>
          </table:table-cell>
          <table:table-cell/>
          <table:table-cell table:formula="of:=[.B86]" office:value-type="float" office:value="63" calcext:value-type="float">
            <text:p>63</text:p>
          </table:table-cell>
          <table:table-cell table:formula="of:=[.K8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87] &amp; &quot;A, &quot; &amp; [.C87] &amp; &quot;, &quot; &amp; [.A87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7]" office:value-type="string" office:string-value="B Curve" calcext:value-type="string">
            <text:p>B Curve</text:p>
          </table:table-cell>
          <table:table-cell/>
          <table:table-cell table:formula="of:=[.B87]" office:value-type="float" office:value="80" calcext:value-type="float">
            <text:p>80</text:p>
          </table:table-cell>
          <table:table-cell table:formula="of:=[.K8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88] &amp; &quot;A, &quot; &amp; [.C88] &amp; &quot;, &quot; &amp; [.A88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8]" office:value-type="string" office:string-value="B Curve" calcext:value-type="string">
            <text:p>B Curve</text:p>
          </table:table-cell>
          <table:table-cell/>
          <table:table-cell table:formula="of:=[.B88]" office:value-type="float" office:value="100" calcext:value-type="float">
            <text:p>100</text:p>
          </table:table-cell>
          <table:table-cell table:formula="of:=[.K8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89] &amp; &quot;A, &quot; &amp; [.C89] &amp; &quot;, &quot; &amp; [.A89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9]" office:value-type="string" office:string-value="B Curve" calcext:value-type="string">
            <text:p>B Curve</text:p>
          </table:table-cell>
          <table:table-cell/>
          <table:table-cell table:formula="of:=[.B89]" office:value-type="float" office:value="125" calcext:value-type="float">
            <text:p>125</text:p>
          </table:table-cell>
          <table:table-cell table:formula="of:=[.K8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90] &amp; &quot;A, &quot; &amp; [.C90] &amp; &quot;, &quot; &amp; [.A90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0]" office:value-type="string" office:string-value="C Curve" calcext:value-type="string">
            <text:p>C Curve</text:p>
          </table:table-cell>
          <table:table-cell/>
          <table:table-cell table:formula="of:=[.B90]" office:value-type="float" office:value="63" calcext:value-type="float">
            <text:p>63</text:p>
          </table:table-cell>
          <table:table-cell table:formula="of:=[.K9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91] &amp; &quot;A, &quot; &amp; [.C91] &amp; &quot;, &quot; &amp; [.A91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1]" office:value-type="string" office:string-value="C Curve" calcext:value-type="string">
            <text:p>C Curve</text:p>
          </table:table-cell>
          <table:table-cell/>
          <table:table-cell table:formula="of:=[.B91]" office:value-type="float" office:value="80" calcext:value-type="float">
            <text:p>80</text:p>
          </table:table-cell>
          <table:table-cell table:formula="of:=[.K91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92] &amp; &quot;A, &quot; &amp; [.C92] &amp; &quot;, &quot; &amp; [.A92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2]" office:value-type="string" office:string-value="C Curve" calcext:value-type="string">
            <text:p>C Curve</text:p>
          </table:table-cell>
          <table:table-cell/>
          <table:table-cell table:formula="of:=[.B92]" office:value-type="float" office:value="100" calcext:value-type="float">
            <text:p>100</text:p>
          </table:table-cell>
          <table:table-cell table:formula="of:=[.K92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93] &amp; &quot;A, &quot; &amp; [.C93] &amp; &quot;, &quot; &amp; [.A93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3]" office:value-type="string" office:string-value="C Curve" calcext:value-type="string">
            <text:p>C Curve</text:p>
          </table:table-cell>
          <table:table-cell/>
          <table:table-cell table:formula="of:=[.B93]" office:value-type="float" office:value="125" calcext:value-type="float">
            <text:p>125</text:p>
          </table:table-cell>
          <table:table-cell table:formula="of:=[.K93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94] &amp; &quot;A, &quot; &amp; [.C94] &amp; &quot;, &quot; &amp; [.A94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4]" office:value-type="string" office:string-value="D Curve" calcext:value-type="string">
            <text:p>D Curve</text:p>
          </table:table-cell>
          <table:table-cell/>
          <table:table-cell table:formula="of:=[.B94]" office:value-type="float" office:value="63" calcext:value-type="float">
            <text:p>63</text:p>
          </table:table-cell>
          <table:table-cell table:formula="of:=[.K94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95] &amp; &quot;A, &quot; &amp; [.C95] &amp; &quot;, &quot; &amp; [.A95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5]" office:value-type="string" office:string-value="D Curve" calcext:value-type="string">
            <text:p>D Curve</text:p>
          </table:table-cell>
          <table:table-cell/>
          <table:table-cell table:formula="of:=[.B95]" office:value-type="float" office:value="80" calcext:value-type="float">
            <text:p>80</text:p>
          </table:table-cell>
          <table:table-cell table:formula="of:=[.K95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96] &amp; &quot;A, &quot; &amp; [.C96] &amp; &quot;, &quot; &amp; [.A96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6]" office:value-type="string" office:string-value="D Curve" calcext:value-type="string">
            <text:p>D Curve</text:p>
          </table:table-cell>
          <table:table-cell/>
          <table:table-cell table:formula="of:=[.B96]" office:value-type="float" office:value="100" calcext:value-type="float">
            <text:p>100</text:p>
          </table:table-cell>
          <table:table-cell table:formula="of:=[.K9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97] &amp; &quot;A, &quot; &amp; [.C97] &amp; &quot;, &quot; &amp; [.A97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7]" office:value-type="string" office:string-value="D Curve" calcext:value-type="string">
            <text:p>D Curve</text:p>
          </table:table-cell>
          <table:table-cell/>
          <table:table-cell table:formula="of:=[.B97]" office:value-type="float" office:value="125" calcext:value-type="float">
            <text:p>125</text:p>
          </table:table-cell>
          <table:table-cell table:formula="of:=[.K97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N0-TM</text:p>
          </table:table-cell>
          <table:table-cell table:formula="of:=[.B98] &amp; &quot;A, &quot; &amp; [.C98] &amp; &quot;, &quot; &amp; [.A98]" office:value-type="string" office:string-value="20A, DN0-TM, DSINE" calcext:value-type="string">
            <text:p>2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8]" office:value-type="string" office:string-value="DN0-TM" calcext:value-type="string">
            <text:p>DN0-TM</text:p>
          </table:table-cell>
          <table:table-cell/>
          <table:table-cell table:formula="of:=[.B98]" office:value-type="float" office:value="20" calcext:value-type="float">
            <text:p>20</text:p>
          </table:table-cell>
          <table:table-cell table:formula="of:=[.K98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N0-TM</text:p>
          </table:table-cell>
          <table:table-cell table:formula="of:=[.B99] &amp; &quot;A, &quot; &amp; [.C99] &amp; &quot;, &quot; &amp; [.A99]" office:value-type="string" office:string-value="25A, DN0-TM, DSINE" calcext:value-type="string">
            <text:p>25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9]" office:value-type="string" office:string-value="DN0-TM" calcext:value-type="string">
            <text:p>DN0-TM</text:p>
          </table:table-cell>
          <table:table-cell/>
          <table:table-cell table:formula="of:=[.B99]" office:value-type="float" office:value="25" calcext:value-type="float">
            <text:p>25</text:p>
          </table:table-cell>
          <table:table-cell table:formula="of:=[.K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N0-TM</text:p>
          </table:table-cell>
          <table:table-cell table:formula="of:=[.B100] &amp; &quot;A, &quot; &amp; [.C100] &amp; &quot;, &quot; &amp; [.A100]" office:value-type="string" office:string-value="32A, DN0-TM, DSINE" calcext:value-type="string">
            <text:p>32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0]" office:value-type="string" office:string-value="DN0-TM" calcext:value-type="string">
            <text:p>DN0-TM</text:p>
          </table:table-cell>
          <table:table-cell/>
          <table:table-cell table:formula="of:=[.B100]" office:value-type="float" office:value="32" calcext:value-type="float">
            <text:p>32</text:p>
          </table:table-cell>
          <table:table-cell table:formula="of:=[.K1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0-TM</text:p>
          </table:table-cell>
          <table:table-cell table:formula="of:=[.B101] &amp; &quot;A, &quot; &amp; [.C101] &amp; &quot;, &quot; &amp; [.A101]" office:value-type="string" office:string-value="40A, DN0-TM, DSINE" calcext:value-type="string">
            <text:p>4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1]" office:value-type="string" office:string-value="DN0-TM" calcext:value-type="string">
            <text:p>DN0-TM</text:p>
          </table:table-cell>
          <table:table-cell/>
          <table:table-cell table:formula="of:=[.B101]" office:value-type="float" office:value="40" calcext:value-type="float">
            <text:p>40</text:p>
          </table:table-cell>
          <table:table-cell table:formula="of:=[.K1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N0-TM</text:p>
          </table:table-cell>
          <table:table-cell table:formula="of:=[.B102] &amp; &quot;A, &quot; &amp; [.C102] &amp; &quot;, &quot; &amp; [.A102]" office:value-type="string" office:string-value="50A, DN0-TM, DSINE" calcext:value-type="string">
            <text:p>5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2]" office:value-type="string" office:string-value="DN0-TM" calcext:value-type="string">
            <text:p>DN0-TM</text:p>
          </table:table-cell>
          <table:table-cell/>
          <table:table-cell table:formula="of:=[.B102]" office:value-type="float" office:value="50" calcext:value-type="float">
            <text:p>50</text:p>
          </table:table-cell>
          <table:table-cell table:formula="of:=[.K1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0-TM</text:p>
          </table:table-cell>
          <table:table-cell table:formula="of:=[.B103] &amp; &quot;A, &quot; &amp; [.C103] &amp; &quot;, &quot; &amp; [.A103]" office:value-type="string" office:string-value="63A, DN0-TM, DSINE" calcext:value-type="string">
            <text:p>63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3]" office:value-type="string" office:string-value="DN0-TM" calcext:value-type="string">
            <text:p>DN0-TM</text:p>
          </table:table-cell>
          <table:table-cell/>
          <table:table-cell table:formula="of:=[.B103]" office:value-type="float" office:value="63" calcext:value-type="float">
            <text:p>63</text:p>
          </table:table-cell>
          <table:table-cell table:formula="of:=[.K1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0-TM</text:p>
          </table:table-cell>
          <table:table-cell table:formula="of:=[.B104] &amp; &quot;A, &quot; &amp; [.C104] &amp; &quot;, &quot; &amp; [.A104]" office:value-type="string" office:string-value="80A, DN0-TM, DSINE" calcext:value-type="string">
            <text:p>8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4]" office:value-type="string" office:string-value="DN0-TM" calcext:value-type="string">
            <text:p>DN0-TM</text:p>
          </table:table-cell>
          <table:table-cell/>
          <table:table-cell table:formula="of:=[.B104]" office:value-type="float" office:value="80" calcext:value-type="float">
            <text:p>80</text:p>
          </table:table-cell>
          <table:table-cell table:formula="of:=[.K1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0-TM</text:p>
          </table:table-cell>
          <table:table-cell table:formula="of:=[.B105] &amp; &quot;A, &quot; &amp; [.C105] &amp; &quot;, &quot; &amp; [.A105]" office:value-type="string" office:string-value="100A, DN0-TM, DSINE" calcext:value-type="string">
            <text:p>10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5]" office:value-type="string" office:string-value="DN0-TM" calcext:value-type="string">
            <text:p>DN0-TM</text:p>
          </table:table-cell>
          <table:table-cell/>
          <table:table-cell table:formula="of:=[.B105]" office:value-type="float" office:value="100" calcext:value-type="float">
            <text:p>100</text:p>
          </table:table-cell>
          <table:table-cell table:formula="of:=[.K1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1-TM</text:p>
          </table:table-cell>
          <table:table-cell table:formula="of:=[.B106] &amp; &quot;A, &quot; &amp; [.C106] &amp; &quot;, &quot; &amp; [.A106]" office:value-type="string" office:string-value="125A, DN1-TM, DSINE" calcext:value-type="string">
            <text:p>125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6]" office:value-type="string" office:string-value="DN1-TM" calcext:value-type="string">
            <text:p>DN1-TM</text:p>
          </table:table-cell>
          <table:table-cell/>
          <table:table-cell table:formula="of:=[.B106]" office:value-type="float" office:value="125" calcext:value-type="float">
            <text:p>125</text:p>
          </table:table-cell>
          <table:table-cell table:formula="of:=[.K1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1-TM</text:p>
          </table:table-cell>
          <table:table-cell table:formula="of:=[.B107] &amp; &quot;A, &quot; &amp; [.C107] &amp; &quot;, &quot; &amp; [.A107]" office:value-type="string" office:string-value="160A, DN1-TM, DSINE" calcext:value-type="string">
            <text:p>16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7]" office:value-type="string" office:string-value="DN1-TM" calcext:value-type="string">
            <text:p>DN1-TM</text:p>
          </table:table-cell>
          <table:table-cell/>
          <table:table-cell table:formula="of:=[.B107]" office:value-type="float" office:value="160" calcext:value-type="float">
            <text:p>160</text:p>
          </table:table-cell>
          <table:table-cell table:formula="of:=[.K1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1-TM</text:p>
          </table:table-cell>
          <table:table-cell table:formula="of:=[.B108] &amp; &quot;A, &quot; &amp; [.C108] &amp; &quot;, &quot; &amp; [.A108]" office:value-type="string" office:string-value="200A, DN1-TM, DSINE" calcext:value-type="string">
            <text:p>20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8]" office:value-type="string" office:string-value="DN1-TM" calcext:value-type="string">
            <text:p>DN1-TM</text:p>
          </table:table-cell>
          <table:table-cell/>
          <table:table-cell table:formula="of:=[.B108]" office:value-type="float" office:value="200" calcext:value-type="float">
            <text:p>200</text:p>
          </table:table-cell>
          <table:table-cell table:formula="of:=[.K1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1-TM</text:p>
          </table:table-cell>
          <table:table-cell table:formula="of:=[.B109] &amp; &quot;A, &quot; &amp; [.C109] &amp; &quot;, &quot; &amp; [.A109]" office:value-type="string" office:string-value="250A, DN1-TM, DSINE" calcext:value-type="string">
            <text:p>25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9]" office:value-type="string" office:string-value="DN1-TM" calcext:value-type="string">
            <text:p>DN1-TM</text:p>
          </table:table-cell>
          <table:table-cell/>
          <table:table-cell table:formula="of:=[.B109]" office:value-type="float" office:value="250" calcext:value-type="float">
            <text:p>250</text:p>
          </table:table-cell>
          <table:table-cell table:formula="of:=[.K1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TM</text:p>
          </table:table-cell>
          <table:table-cell table:formula="of:=[.B110] &amp; &quot;A, &quot; &amp; [.C110] &amp; &quot;, &quot; &amp; [.A110]" office:value-type="string" office:string-value="63A, DN2-TM, DSINE" calcext:value-type="string">
            <text:p>63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0]" office:value-type="string" office:string-value="DN2-TM" calcext:value-type="string">
            <text:p>DN2-TM</text:p>
          </table:table-cell>
          <table:table-cell/>
          <table:table-cell table:formula="of:=[.B110]" office:value-type="float" office:value="63" calcext:value-type="float">
            <text:p>63</text:p>
          </table:table-cell>
          <table:table-cell table:formula="of:=[.K110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TM</text:p>
          </table:table-cell>
          <table:table-cell table:formula="of:=[.B111] &amp; &quot;A, &quot; &amp; [.C111] &amp; &quot;, &quot; &amp; [.A111]" office:value-type="string" office:string-value="80A, DN2-TM, DSINE" calcext:value-type="string">
            <text:p>8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1]" office:value-type="string" office:string-value="DN2-TM" calcext:value-type="string">
            <text:p>DN2-TM</text:p>
          </table:table-cell>
          <table:table-cell/>
          <table:table-cell table:formula="of:=[.B111]" office:value-type="float" office:value="80" calcext:value-type="float">
            <text:p>80</text:p>
          </table:table-cell>
          <table:table-cell table:formula="of:=[.K111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TM</text:p>
          </table:table-cell>
          <table:table-cell table:formula="of:=[.B112] &amp; &quot;A, &quot; &amp; [.C112] &amp; &quot;, &quot; &amp; [.A112]" office:value-type="string" office:string-value="100A, DN2-TM, DSINE" calcext:value-type="string">
            <text:p>1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2]" office:value-type="string" office:string-value="DN2-TM" calcext:value-type="string">
            <text:p>DN2-TM</text:p>
          </table:table-cell>
          <table:table-cell/>
          <table:table-cell table:formula="of:=[.B112]" office:value-type="float" office:value="100" calcext:value-type="float">
            <text:p>100</text:p>
          </table:table-cell>
          <table:table-cell table:formula="of:=[.K112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TM</text:p>
          </table:table-cell>
          <table:table-cell table:formula="of:=[.B113] &amp; &quot;A, &quot; &amp; [.C113] &amp; &quot;, &quot; &amp; [.A113]" office:value-type="string" office:string-value="125A, DN2-TM, DSINE" calcext:value-type="string">
            <text:p>125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3]" office:value-type="string" office:string-value="DN2-TM" calcext:value-type="string">
            <text:p>DN2-TM</text:p>
          </table:table-cell>
          <table:table-cell/>
          <table:table-cell table:formula="of:=[.B113]" office:value-type="float" office:value="125" calcext:value-type="float">
            <text:p>125</text:p>
          </table:table-cell>
          <table:table-cell table:formula="of:=[.K113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TM</text:p>
          </table:table-cell>
          <table:table-cell table:formula="of:=[.B114] &amp; &quot;A, &quot; &amp; [.C114] &amp; &quot;, &quot; &amp; [.A114]" office:value-type="string" office:string-value="160A, DN2-TM, DSINE" calcext:value-type="string">
            <text:p>16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4]" office:value-type="string" office:string-value="DN2-TM" calcext:value-type="string">
            <text:p>DN2-TM</text:p>
          </table:table-cell>
          <table:table-cell/>
          <table:table-cell table:formula="of:=[.B114]" office:value-type="float" office:value="160" calcext:value-type="float">
            <text:p>160</text:p>
          </table:table-cell>
          <table:table-cell table:formula="of:=[.K114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TM</text:p>
          </table:table-cell>
          <table:table-cell table:formula="of:=[.B115] &amp; &quot;A, &quot; &amp; [.C115] &amp; &quot;, &quot; &amp; [.A115]" office:value-type="string" office:string-value="200A, DN2-TM, DSINE" calcext:value-type="string">
            <text:p>2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5]" office:value-type="string" office:string-value="DN2-TM" calcext:value-type="string">
            <text:p>DN2-TM</text:p>
          </table:table-cell>
          <table:table-cell/>
          <table:table-cell table:formula="of:=[.B115]" office:value-type="float" office:value="200" calcext:value-type="float">
            <text:p>200</text:p>
          </table:table-cell>
          <table:table-cell table:formula="of:=[.K115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TM</text:p>
          </table:table-cell>
          <table:table-cell table:formula="of:=[.B116] &amp; &quot;A, &quot; &amp; [.C116] &amp; &quot;, &quot; &amp; [.A116]" office:value-type="string" office:string-value="250A, DN2-TM, DSINE" calcext:value-type="string">
            <text:p>25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6]" office:value-type="string" office:string-value="DN2-TM" calcext:value-type="string">
            <text:p>DN2-TM</text:p>
          </table:table-cell>
          <table:table-cell/>
          <table:table-cell table:formula="of:=[.B116]" office:value-type="float" office:value="250" calcext:value-type="float">
            <text:p>250</text:p>
          </table:table-cell>
          <table:table-cell table:formula="of:=[.K116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B-TM</text:p>
          </table:table-cell>
          <table:table-cell table:formula="of:=[.B117] &amp; &quot;A, &quot; &amp; [.C117] &amp; &quot;, &quot; &amp; [.A117]" office:value-type="string" office:string-value="320A, DN3B-TM, DSINE" calcext:value-type="string">
            <text:p>32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7]" office:value-type="string" office:string-value="DN3B-TM" calcext:value-type="string">
            <text:p>DN3B-TM</text:p>
          </table:table-cell>
          <table:table-cell/>
          <table:table-cell table:formula="of:=[.B117]" office:value-type="float" office:value="320" calcext:value-type="float">
            <text:p>320</text:p>
          </table:table-cell>
          <table:table-cell table:formula="of:=[.K117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B-TM</text:p>
          </table:table-cell>
          <table:table-cell table:formula="of:=[.B118] &amp; &quot;A, &quot; &amp; [.C118] &amp; &quot;, &quot; &amp; [.A118]" office:value-type="string" office:string-value="400A, DN3B-TM, DSINE" calcext:value-type="string">
            <text:p>40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8]" office:value-type="string" office:string-value="DN3B-TM" calcext:value-type="string">
            <text:p>DN3B-TM</text:p>
          </table:table-cell>
          <table:table-cell/>
          <table:table-cell table:formula="of:=[.B118]" office:value-type="float" office:value="400" calcext:value-type="float">
            <text:p>400</text:p>
          </table:table-cell>
          <table:table-cell table:formula="of:=[.K118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-TM</text:p>
          </table:table-cell>
          <table:table-cell table:formula="of:=[.B119] &amp; &quot;A, &quot; &amp; [.C119] &amp; &quot;, &quot; &amp; [.A119]" office:value-type="string" office:string-value="320A, DN3-TM, DSINE" calcext:value-type="string">
            <text:p>32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9]" office:value-type="string" office:string-value="DN3-TM" calcext:value-type="string">
            <text:p>DN3-TM</text:p>
          </table:table-cell>
          <table:table-cell/>
          <table:table-cell table:formula="of:=[.B119]" office:value-type="float" office:value="320" calcext:value-type="float">
            <text:p>320</text:p>
          </table:table-cell>
          <table:table-cell table:formula="of:=[.K119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-TM</text:p>
          </table:table-cell>
          <table:table-cell table:formula="of:=[.B120] &amp; &quot;A, &quot; &amp; [.C120] &amp; &quot;, &quot; &amp; [.A120]" office:value-type="string" office:string-value="400A, DN3-TM, DSINE" calcext:value-type="string">
            <text:p>4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0]" office:value-type="string" office:string-value="DN3-TM" calcext:value-type="string">
            <text:p>DN3-TM</text:p>
          </table:table-cell>
          <table:table-cell/>
          <table:table-cell table:formula="of:=[.B120]" office:value-type="float" office:value="400" calcext:value-type="float">
            <text:p>400</text:p>
          </table:table-cell>
          <table:table-cell table:formula="of:=[.K120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3-TM</text:p>
          </table:table-cell>
          <table:table-cell table:formula="of:=[.B121] &amp; &quot;A, &quot; &amp; [.C121] &amp; &quot;, &quot; &amp; [.A121]" office:value-type="string" office:string-value="500A, DN3-TM, DSINE" calcext:value-type="string">
            <text:p>5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1]" office:value-type="string" office:string-value="DN3-TM" calcext:value-type="string">
            <text:p>DN3-TM</text:p>
          </table:table-cell>
          <table:table-cell/>
          <table:table-cell table:formula="of:=[.B121]" office:value-type="float" office:value="500" calcext:value-type="float">
            <text:p>500</text:p>
          </table:table-cell>
          <table:table-cell table:formula="of:=[.K121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3-TM</text:p>
          </table:table-cell>
          <table:table-cell table:formula="of:=[.B122] &amp; &quot;A, &quot; &amp; [.C122] &amp; &quot;, &quot; &amp; [.A122]" office:value-type="string" office:string-value="630A, DN3-TM, DSINE" calcext:value-type="string">
            <text:p>63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2]" office:value-type="string" office:string-value="DN3-TM" calcext:value-type="string">
            <text:p>DN3-TM</text:p>
          </table:table-cell>
          <table:table-cell/>
          <table:table-cell table:formula="of:=[.B122]" office:value-type="float" office:value="630" calcext:value-type="float">
            <text:p>630</text:p>
          </table:table-cell>
          <table:table-cell table:formula="of:=[.K122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2-MP</text:p>
          </table:table-cell>
          <table:table-cell table:formula="of:=[.B123] &amp; &quot;A, &quot; &amp; [.C123] &amp; &quot;, &quot; &amp; [.A123]" office:value-type="string" office:string-value="40A, DN2-MP, DSINE" calcext:value-type="string">
            <text:p>4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3]" office:value-type="float" office:value="40" calcext:value-type="float">
            <text:p>40</text:p>
          </table:table-cell>
          <table:table-cell table:formula="of:=[.K123]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MP</text:p>
          </table:table-cell>
          <table:table-cell table:formula="of:=[.B124] &amp; &quot;A, &quot; &amp; [.C124] &amp; &quot;, &quot; &amp; [.A124]" office:value-type="string" office:string-value="63A, DN2-MP, DSINE" calcext:value-type="string">
            <text:p>63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4]" office:value-type="float" office:value="63" calcext:value-type="float">
            <text:p>63</text:p>
          </table:table-cell>
          <table:table-cell table:formula="of:=[.K124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MP</text:p>
          </table:table-cell>
          <table:table-cell table:formula="of:=[.B125] &amp; &quot;A, &quot; &amp; [.C125] &amp; &quot;, &quot; &amp; [.A125]" office:value-type="string" office:string-value="80A, DN2-MP, DSINE" calcext:value-type="string">
            <text:p>8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5]" office:value-type="float" office:value="80" calcext:value-type="float">
            <text:p>80</text:p>
          </table:table-cell>
          <table:table-cell table:formula="of:=[.K125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MP</text:p>
          </table:table-cell>
          <table:table-cell table:formula="of:=[.B126] &amp; &quot;A, &quot; &amp; [.C126] &amp; &quot;, &quot; &amp; [.A126]" office:value-type="string" office:string-value="100A, DN2-MP, DSINE" calcext:value-type="string">
            <text:p>1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6]" office:value-type="float" office:value="100" calcext:value-type="float">
            <text:p>100</text:p>
          </table:table-cell>
          <table:table-cell table:formula="of:=[.K126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MP</text:p>
          </table:table-cell>
          <table:table-cell table:formula="of:=[.B127] &amp; &quot;A, &quot; &amp; [.C127] &amp; &quot;, &quot; &amp; [.A127]" office:value-type="string" office:string-value="125A, DN2-MP, DSINE" calcext:value-type="string">
            <text:p>125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7]" office:value-type="float" office:value="125" calcext:value-type="float">
            <text:p>125</text:p>
          </table:table-cell>
          <table:table-cell table:formula="of:=[.K127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MP</text:p>
          </table:table-cell>
          <table:table-cell table:formula="of:=[.B128] &amp; &quot;A, &quot; &amp; [.C128] &amp; &quot;, &quot; &amp; [.A128]" office:value-type="string" office:string-value="160A, DN2-MP, DSINE" calcext:value-type="string">
            <text:p>16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8]" office:value-type="float" office:value="160" calcext:value-type="float">
            <text:p>160</text:p>
          </table:table-cell>
          <table:table-cell table:formula="of:=[.K128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MP</text:p>
          </table:table-cell>
          <table:table-cell table:formula="of:=[.B129] &amp; &quot;A, &quot; &amp; [.C129] &amp; &quot;, &quot; &amp; [.A129]" office:value-type="string" office:string-value="200A, DN2-MP, DSINE" calcext:value-type="string">
            <text:p>2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9]" office:value-type="float" office:value="200" calcext:value-type="float">
            <text:p>200</text:p>
          </table:table-cell>
          <table:table-cell table:formula="of:=[.K129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MP</text:p>
          </table:table-cell>
          <table:table-cell table:formula="of:=[.B130] &amp; &quot;A, &quot; &amp; [.C130] &amp; &quot;, &quot; &amp; [.A130]" office:value-type="string" office:string-value="250A, DN2-MP, DSINE" calcext:value-type="string">
            <text:p>25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0]" office:value-type="float" office:value="250" calcext:value-type="float">
            <text:p>250</text:p>
          </table:table-cell>
          <table:table-cell table:formula="of:=[.K130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2-MP</text:p>
          </table:table-cell>
          <table:table-cell table:formula="of:=[.B131] &amp; &quot;A, &quot; &amp; [.C131] &amp; &quot;, &quot; &amp; [.A131]" office:value-type="string" office:string-value="320A, DN2-MP, DSINE" calcext:value-type="string">
            <text:p>32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1]" office:value-type="float" office:value="320" calcext:value-type="float">
            <text:p>320</text:p>
          </table:table-cell>
          <table:table-cell table:formula="of:=[.K131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2-MP</text:p>
          </table:table-cell>
          <table:table-cell table:formula="of:=[.B132] &amp; &quot;A, &quot; &amp; [.C132] &amp; &quot;, &quot; &amp; [.A132]" office:value-type="string" office:string-value="400A, DN2-MP, DSINE" calcext:value-type="string">
            <text:p>4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2]" office:value-type="float" office:value="400" calcext:value-type="float">
            <text:p>400</text:p>
          </table:table-cell>
          <table:table-cell table:formula="of:=[.K132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2-MP</text:p>
          </table:table-cell>
          <table:table-cell table:formula="of:=[.B133] &amp; &quot;A, &quot; &amp; [.C133] &amp; &quot;, &quot; &amp; [.A133]" office:value-type="string" office:string-value="320A, DN2-MP, DSINE" calcext:value-type="string">
            <text:p>32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3]" office:value-type="float" office:value="320" calcext:value-type="float">
            <text:p>320</text:p>
          </table:table-cell>
          <table:table-cell table:formula="of:=[.K133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2-MP</text:p>
          </table:table-cell>
          <table:table-cell table:formula="of:=[.B134] &amp; &quot;A, &quot; &amp; [.C134] &amp; &quot;, &quot; &amp; [.A134]" office:value-type="string" office:string-value="400A, DN2-MP, DSINE" calcext:value-type="string">
            <text:p>4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4]" office:value-type="float" office:value="400" calcext:value-type="float">
            <text:p>400</text:p>
          </table:table-cell>
          <table:table-cell table:formula="of:=[.K134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2-MP</text:p>
          </table:table-cell>
          <table:table-cell table:formula="of:=[.B135] &amp; &quot;A, &quot; &amp; [.C135] &amp; &quot;, &quot; &amp; [.A135]" office:value-type="string" office:string-value="500A, DN2-MP, DSINE" calcext:value-type="string">
            <text:p>5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5]" office:value-type="float" office:value="500" calcext:value-type="float">
            <text:p>500</text:p>
          </table:table-cell>
          <table:table-cell table:formula="of:=[.K135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2-MP</text:p>
          </table:table-cell>
          <table:table-cell table:formula="of:=[.B136] &amp; &quot;A, &quot; &amp; [.C136] &amp; &quot;, &quot; &amp; [.A136]" office:value-type="string" office:string-value="630A, DN2-MP, DSINE" calcext:value-type="string">
            <text:p>63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6]" office:value-type="float" office:value="630" calcext:value-type="float">
            <text:p>630</text:p>
          </table:table-cell>
          <table:table-cell table:formula="of:=[.K136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</text:p>
          </table:table-cell>
          <table:table-cell table:formula="of:=[.B137] &amp; &quot;A, &quot; &amp; [.C137] &amp; &quot;, &quot; &amp; [.A137]" office:value-type="string" office:string-value="16A, TM, DPX3 160" calcext:value-type="string">
            <text:p>16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7]" office:value-type="string" office:string-value="TM" calcext:value-type="string">
            <text:p>TM</text:p>
          </table:table-cell>
          <table:table-cell/>
          <table:table-cell table:formula="of:=[.B137]" office:value-type="float" office:value="16" calcext:value-type="float">
            <text:p>16</text:p>
          </table:table-cell>
          <table:table-cell table:formula="of:=[.K13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16.json')&quot;" office:value-type="string" office:string-value="('mccb_legrand', '', 'legrand_dpx3_160_16.json')" calcext:value-type="string">
            <text:p>('mccb_legrand', '', 'legrand_dpx3_160_16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</text:p>
          </table:table-cell>
          <table:table-cell table:formula="of:=[.B138] &amp; &quot;A, &quot; &amp; [.C138] &amp; &quot;, &quot; &amp; [.A138]" office:value-type="string" office:string-value="25A, TM, DPX3 160" calcext:value-type="string">
            <text:p>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8]" office:value-type="string" office:string-value="TM" calcext:value-type="string">
            <text:p>TM</text:p>
          </table:table-cell>
          <table:table-cell/>
          <table:table-cell table:formula="of:=[.B138]" office:value-type="float" office:value="25" calcext:value-type="float">
            <text:p>25</text:p>
          </table:table-cell>
          <table:table-cell table:formula="of:=[.K138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25.json')&quot;" office:value-type="string" office:string-value="('mccb_legrand', '', 'legrand_dpx3_160_25.json')" calcext:value-type="string">
            <text:p>('mccb_legrand', '', 'legrand_dpx3_160_25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</text:p>
          </table:table-cell>
          <table:table-cell table:formula="of:=[.B139] &amp; &quot;A, &quot; &amp; [.C139] &amp; &quot;, &quot; &amp; [.A139]" office:value-type="string" office:string-value="40A, TM, DPX3 160" calcext:value-type="string">
            <text:p>4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9]" office:value-type="string" office:string-value="TM" calcext:value-type="string">
            <text:p>TM</text:p>
          </table:table-cell>
          <table:table-cell/>
          <table:table-cell table:formula="of:=[.B139]" office:value-type="float" office:value="40" calcext:value-type="float">
            <text:p>40</text:p>
          </table:table-cell>
          <table:table-cell table:formula="of:=[.K139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</text:p>
          </table:table-cell>
          <table:table-cell table:formula="of:=[.B140] &amp; &quot;A, &quot; &amp; [.C140] &amp; &quot;, &quot; &amp; [.A140]" office:value-type="string" office:string-value="63A, TM, DPX3 160" calcext:value-type="string">
            <text:p>63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0]" office:value-type="string" office:string-value="TM" calcext:value-type="string">
            <text:p>TM</text:p>
          </table:table-cell>
          <table:table-cell/>
          <table:table-cell table:formula="of:=[.B140]" office:value-type="float" office:value="63" calcext:value-type="float">
            <text:p>63</text:p>
          </table:table-cell>
          <table:table-cell table:formula="of:=[.K140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</text:p>
          </table:table-cell>
          <table:table-cell table:formula="of:=[.B141] &amp; &quot;A, &quot; &amp; [.C141] &amp; &quot;, &quot; &amp; [.A141]" office:value-type="string" office:string-value="80A, TM, DPX3 160" calcext:value-type="string">
            <text:p>8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1]" office:value-type="string" office:string-value="TM" calcext:value-type="string">
            <text:p>TM</text:p>
          </table:table-cell>
          <table:table-cell/>
          <table:table-cell table:formula="of:=[.B141]" office:value-type="float" office:value="80" calcext:value-type="float">
            <text:p>80</text:p>
          </table:table-cell>
          <table:table-cell table:formula="of:=[.K141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42] &amp; &quot;A, &quot; &amp; [.C142] &amp; &quot;, &quot; &amp; [.A142]" office:value-type="string" office:string-value="100A, TM, DPX3 160" calcext:value-type="string">
            <text:p>10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2]" office:value-type="string" office:string-value="TM" calcext:value-type="string">
            <text:p>TM</text:p>
          </table:table-cell>
          <table:table-cell/>
          <table:table-cell table:formula="of:=[.B142]" office:value-type="float" office:value="100" calcext:value-type="float">
            <text:p>100</text:p>
          </table:table-cell>
          <table:table-cell table:formula="of:=[.K142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</text:p>
          </table:table-cell>
          <table:table-cell table:formula="of:=[.B143] &amp; &quot;A, &quot; &amp; [.C143] &amp; &quot;, &quot; &amp; [.A143]" office:value-type="string" office:string-value="125A, TM, DPX3 160" calcext:value-type="string">
            <text:p>1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3]" office:value-type="string" office:string-value="TM" calcext:value-type="string">
            <text:p>TM</text:p>
          </table:table-cell>
          <table:table-cell/>
          <table:table-cell table:formula="of:=[.B143]" office:value-type="float" office:value="125" calcext:value-type="float">
            <text:p>125</text:p>
          </table:table-cell>
          <table:table-cell table:formula="of:=[.K143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44] &amp; &quot;A, &quot; &amp; [.C144] &amp; &quot;, &quot; &amp; [.A144]" office:value-type="string" office:string-value="160A, TM, DPX3 160" calcext:value-type="string">
            <text:p>16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4]" office:value-type="string" office:string-value="TM" calcext:value-type="string">
            <text:p>TM</text:p>
          </table:table-cell>
          <table:table-cell/>
          <table:table-cell table:formula="of:=[.B144]" office:value-type="float" office:value="160" calcext:value-type="float">
            <text:p>160</text:p>
          </table:table-cell>
          <table:table-cell table:formula="of:=[.K144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45] &amp; &quot;A, &quot; &amp; [.C145] &amp; &quot;, &quot; &amp; [.A145]" office:value-type="string" office:string-value="100A, TM, DPX3 250" calcext:value-type="string">
            <text:p>1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5]" office:value-type="string" office:string-value="TM" calcext:value-type="string">
            <text:p>TM</text:p>
          </table:table-cell>
          <table:table-cell/>
          <table:table-cell table:formula="of:=[.B145]" office:value-type="float" office:value="100" calcext:value-type="float">
            <text:p>100</text:p>
          </table:table-cell>
          <table:table-cell table:formula="of:=[.K14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46] &amp; &quot;A, &quot; &amp; [.C146] &amp; &quot;, &quot; &amp; [.A146]" office:value-type="string" office:string-value="160A, TM, DPX3 250" calcext:value-type="string">
            <text:p>16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6]" office:value-type="string" office:string-value="TM" calcext:value-type="string">
            <text:p>TM</text:p>
          </table:table-cell>
          <table:table-cell/>
          <table:table-cell table:formula="of:=[.B146]" office:value-type="float" office:value="160" calcext:value-type="float">
            <text:p>160</text:p>
          </table:table-cell>
          <table:table-cell table:formula="of:=[.K146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</text:p>
          </table:table-cell>
          <table:table-cell table:formula="of:=[.B147] &amp; &quot;A, &quot; &amp; [.C147] &amp; &quot;, &quot; &amp; [.A147]" office:value-type="string" office:string-value="200A, TM, DPX3 250" calcext:value-type="string">
            <text:p>2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7]" office:value-type="string" office:string-value="TM" calcext:value-type="string">
            <text:p>TM</text:p>
          </table:table-cell>
          <table:table-cell/>
          <table:table-cell table:formula="of:=[.B147]" office:value-type="float" office:value="200" calcext:value-type="float">
            <text:p>200</text:p>
          </table:table-cell>
          <table:table-cell table:formula="of:=[.K147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48] &amp; &quot;A, &quot; &amp; [.C148] &amp; &quot;, &quot; &amp; [.A148]" office:value-type="string" office:string-value="250A, TM, DPX3 250" calcext:value-type="string">
            <text:p>25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8]" office:value-type="string" office:string-value="TM" calcext:value-type="string">
            <text:p>TM</text:p>
          </table:table-cell>
          <table:table-cell/>
          <table:table-cell table:formula="of:=[.B148]" office:value-type="float" office:value="250" calcext:value-type="float">
            <text:p>250</text:p>
          </table:table-cell>
          <table:table-cell table:formula="of:=[.K148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49] &amp; &quot;A, &quot; &amp; [.C149] &amp; &quot;, &quot; &amp; [.A149]" office:value-type="string" office:string-value="250A, TM, DPX3 630" calcext:value-type="string">
            <text:p>25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9]" office:value-type="string" office:string-value="TM" calcext:value-type="string">
            <text:p>TM</text:p>
          </table:table-cell>
          <table:table-cell/>
          <table:table-cell table:formula="of:=[.B149]" office:value-type="float" office:value="250" calcext:value-type="float">
            <text:p>250</text:p>
          </table:table-cell>
          <table:table-cell table:formula="of:=[.K149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M</text:p>
          </table:table-cell>
          <table:table-cell table:formula="of:=[.B150] &amp; &quot;A, &quot; &amp; [.C150] &amp; &quot;, &quot; &amp; [.A150]" office:value-type="string" office:string-value="320A, TM, DPX3 630" calcext:value-type="string">
            <text:p>32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0]" office:value-type="string" office:string-value="TM" calcext:value-type="string">
            <text:p>TM</text:p>
          </table:table-cell>
          <table:table-cell/>
          <table:table-cell table:formula="of:=[.B150]" office:value-type="float" office:value="320" calcext:value-type="float">
            <text:p>320</text:p>
          </table:table-cell>
          <table:table-cell table:formula="of:=[.K150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M</text:p>
          </table:table-cell>
          <table:table-cell table:formula="of:=[.B151] &amp; &quot;A, &quot; &amp; [.C151] &amp; &quot;, &quot; &amp; [.A151]" office:value-type="string" office:string-value="400A, TM, DPX3 630" calcext:value-type="string">
            <text:p>4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1]" office:value-type="string" office:string-value="TM" calcext:value-type="string">
            <text:p>TM</text:p>
          </table:table-cell>
          <table:table-cell/>
          <table:table-cell table:formula="of:=[.B151]" office:value-type="float" office:value="400" calcext:value-type="float">
            <text:p>400</text:p>
          </table:table-cell>
          <table:table-cell table:formula="of:=[.K151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52] &amp; &quot;A, &quot; &amp; [.C152] &amp; &quot;, &quot; &amp; [.A152]" office:value-type="string" office:string-value="500A, TM, DPX3 630" calcext:value-type="string">
            <text:p>5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2]" office:value-type="string" office:string-value="TM" calcext:value-type="string">
            <text:p>TM</text:p>
          </table:table-cell>
          <table:table-cell/>
          <table:table-cell table:formula="of:=[.B152]" office:value-type="float" office:value="500" calcext:value-type="float">
            <text:p>500</text:p>
          </table:table-cell>
          <table:table-cell table:formula="of:=[.K152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53] &amp; &quot;A, &quot; &amp; [.C153] &amp; &quot;, &quot; &amp; [.A153]" office:value-type="string" office:string-value="630A, TM, DPX3 630" calcext:value-type="string">
            <text:p>63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3]" office:value-type="string" office:string-value="TM" calcext:value-type="string">
            <text:p>TM</text:p>
          </table:table-cell>
          <table:table-cell/>
          <table:table-cell table:formula="of:=[.B153]" office:value-type="float" office:value="630" calcext:value-type="float">
            <text:p>630</text:p>
          </table:table-cell>
          <table:table-cell table:formula="of:=[.K153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54] &amp; &quot;A, &quot; &amp; [.C154] &amp; &quot;, &quot; &amp; [.A154]" office:value-type="string" office:string-value="500A, TM, DPX3 1600" calcext:value-type="string">
            <text:p>5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4]" office:value-type="string" office:string-value="TM" calcext:value-type="string">
            <text:p>TM</text:p>
          </table:table-cell>
          <table:table-cell/>
          <table:table-cell table:formula="of:=[.B154]" office:value-type="float" office:value="500" calcext:value-type="float">
            <text:p>500</text:p>
          </table:table-cell>
          <table:table-cell table:formula="of:=[.K154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55] &amp; &quot;A, &quot; &amp; [.C155] &amp; &quot;, &quot; &amp; [.A155]" office:value-type="string" office:string-value="630A, TM, DPX3 1600" calcext:value-type="string">
            <text:p>63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5]" office:value-type="string" office:string-value="TM" calcext:value-type="string">
            <text:p>TM</text:p>
          </table:table-cell>
          <table:table-cell/>
          <table:table-cell table:formula="of:=[.B155]" office:value-type="float" office:value="630" calcext:value-type="float">
            <text:p>630</text:p>
          </table:table-cell>
          <table:table-cell table:formula="of:=[.K155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M</text:p>
          </table:table-cell>
          <table:table-cell table:formula="of:=[.B156] &amp; &quot;A, &quot; &amp; [.C156] &amp; &quot;, &quot; &amp; [.A156]" office:value-type="string" office:string-value="800A, TM, DPX3 1600" calcext:value-type="string">
            <text:p>8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6]" office:value-type="string" office:string-value="TM" calcext:value-type="string">
            <text:p>TM</text:p>
          </table:table-cell>
          <table:table-cell/>
          <table:table-cell table:formula="of:=[.B156]" office:value-type="float" office:value="800" calcext:value-type="float">
            <text:p>800</text:p>
          </table:table-cell>
          <table:table-cell table:formula="of:=[.K156]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M</text:p>
          </table:table-cell>
          <table:table-cell table:formula="of:=[.B157] &amp; &quot;A, &quot; &amp; [.C157] &amp; &quot;, &quot; &amp; [.A157]" office:value-type="string" office:string-value="1000A, TM, DPX3 1600" calcext:value-type="string">
            <text:p>10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7]" office:value-type="string" office:string-value="TM" calcext:value-type="string">
            <text:p>TM</text:p>
          </table:table-cell>
          <table:table-cell/>
          <table:table-cell table:formula="of:=[.B157]" office:value-type="float" office:value="1000" calcext:value-type="float">
            <text:p>1000</text:p>
          </table:table-cell>
          <table:table-cell table:formula="of:=[.K157]"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M</text:p>
          </table:table-cell>
          <table:table-cell table:formula="of:=[.B158] &amp; &quot;A, &quot; &amp; [.C158] &amp; &quot;, &quot; &amp; [.A158]" office:value-type="string" office:string-value="1250A, TM, DPX3 1600" calcext:value-type="string">
            <text:p>125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8]" office:value-type="string" office:string-value="TM" calcext:value-type="string">
            <text:p>TM</text:p>
          </table:table-cell>
          <table:table-cell/>
          <table:table-cell table:formula="of:=[.B158]" office:value-type="float" office:value="1250" calcext:value-type="float">
            <text:p>1250</text:p>
          </table:table-cell>
          <table:table-cell table:formula="of:=[.K158]"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M</text:p>
          </table:table-cell>
          <table:table-cell table:formula="of:=[.B159] &amp; &quot;A, &quot; &amp; [.C159] &amp; &quot;, &quot; &amp; [.A159]" office:value-type="string" office:string-value="1600A, TM, DPX3 1600" calcext:value-type="string">
            <text:p>16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9]" office:value-type="string" office:string-value="TM" calcext:value-type="string">
            <text:p>TM</text:p>
          </table:table-cell>
          <table:table-cell/>
          <table:table-cell table:formula="of:=[.B159]" office:value-type="float" office:value="1600" calcext:value-type="float">
            <text:p>1600</text:p>
          </table:table-cell>
          <table:table-cell table:formula="of:=[.K159]" office:value-type="float" office:value="1600" calcext:value-type="float">
            <text:p>16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table:formula="of:=[.A137]" office:value-type="string" office:string-value="DPX3 160" calcext:value-type="string">
            <text:p>DPX3 160</text:p>
          </table:table-cell>
          <table:table-cell table:formula="of:=[.B137]" office:value-type="float" office:value="16" calcext:value-type="float">
            <text:p>16</text:p>
          </table:table-cell>
          <table:table-cell office:value-type="string" calcext:value-type="string">
            <text:p>TM-ELM</text:p>
          </table:table-cell>
          <table:table-cell table:formula="of:=[.B160] &amp; &quot;A, &quot; &amp; [.C160] &amp; &quot;, &quot; &amp; [.A160]" office:value-type="string" office:string-value="16A, TM-ELM, DPX3 160" calcext:value-type="string">
            <text:p>16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7]" office:value-type="float" office:value="16" calcext:value-type="float">
            <text:p>16</text:p>
          </table:table-cell>
          <table:table-cell table:formula="of:=[.K160]" office:value-type="float" office:value="16" calcext:value-type="float">
            <text:p>16</text:p>
          </table:table-cell>
          <table:table-cell table:formula="of:=[.M137]" office:value-type="float" office:value="16" calcext:value-type="float">
            <text:p>16</text:p>
          </table:table-cell>
          <table:table-cell table:formula="of:=[.N137]" office:value-type="string" office:string-value="('mccb_legrand', '', 'legrand_dpx3_160_16.json')" calcext:value-type="string">
            <text:p>('mccb_legrand', '', 'legrand_dpx3_160_16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8]" office:value-type="string" office:string-value="DPX3 160" calcext:value-type="string">
            <text:p>DPX3 160</text:p>
          </table:table-cell>
          <table:table-cell table:formula="of:=[.B138]" office:value-type="float" office:value="25" calcext:value-type="float">
            <text:p>25</text:p>
          </table:table-cell>
          <table:table-cell office:value-type="string" calcext:value-type="string">
            <text:p>TM-ELM</text:p>
          </table:table-cell>
          <table:table-cell table:formula="of:=[.B161] &amp; &quot;A, &quot; &amp; [.C161] &amp; &quot;, &quot; &amp; [.A161]" office:value-type="string" office:string-value="25A, TM-ELM, DPX3 160" calcext:value-type="string">
            <text:p>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8]" office:value-type="float" office:value="25" calcext:value-type="float">
            <text:p>25</text:p>
          </table:table-cell>
          <table:table-cell table:formula="of:=[.K161]" office:value-type="float" office:value="25" calcext:value-type="float">
            <text:p>25</text:p>
          </table:table-cell>
          <table:table-cell table:formula="of:=[.M138]" office:value-type="float" office:value="16" calcext:value-type="float">
            <text:p>16</text:p>
          </table:table-cell>
          <table:table-cell table:formula="of:=[.N138]" office:value-type="string" office:string-value="('mccb_legrand', '', 'legrand_dpx3_160_25.json')" calcext:value-type="string">
            <text:p>('mccb_legrand', '', 'legrand_dpx3_160_25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9]" office:value-type="string" office:string-value="DPX3 160" calcext:value-type="string">
            <text:p>DPX3 160</text:p>
          </table:table-cell>
          <table:table-cell table:formula="of:=[.B139]" office:value-type="float" office:value="40" calcext:value-type="float">
            <text:p>40</text:p>
          </table:table-cell>
          <table:table-cell office:value-type="string" calcext:value-type="string">
            <text:p>TM-ELM</text:p>
          </table:table-cell>
          <table:table-cell table:formula="of:=[.B162] &amp; &quot;A, &quot; &amp; [.C162] &amp; &quot;, &quot; &amp; [.A162]" office:value-type="string" office:string-value="40A, TM-ELM, DPX3 160" calcext:value-type="string">
            <text:p>4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9]" office:value-type="float" office:value="40" calcext:value-type="float">
            <text:p>40</text:p>
          </table:table-cell>
          <table:table-cell table:formula="of:=[.K162]" office:value-type="float" office:value="40" calcext:value-type="float">
            <text:p>40</text:p>
          </table:table-cell>
          <table:table-cell table:formula="of:=[.M139]" office:value-type="float" office:value="16" calcext:value-type="float">
            <text:p>16</text:p>
          </table:table-cell>
          <table:table-cell table:formula="of:=[.N139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0]" office:value-type="string" office:string-value="DPX3 160" calcext:value-type="string">
            <text:p>DPX3 160</text:p>
          </table:table-cell>
          <table:table-cell table:formula="of:=[.B140]" office:value-type="float" office:value="63" calcext:value-type="float">
            <text:p>63</text:p>
          </table:table-cell>
          <table:table-cell office:value-type="string" calcext:value-type="string">
            <text:p>TM-ELM</text:p>
          </table:table-cell>
          <table:table-cell table:formula="of:=[.B163] &amp; &quot;A, &quot; &amp; [.C163] &amp; &quot;, &quot; &amp; [.A163]" office:value-type="string" office:string-value="63A, TM-ELM, DPX3 160" calcext:value-type="string">
            <text:p>63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0]" office:value-type="float" office:value="63" calcext:value-type="float">
            <text:p>63</text:p>
          </table:table-cell>
          <table:table-cell table:formula="of:=[.K163]" office:value-type="float" office:value="63" calcext:value-type="float">
            <text:p>63</text:p>
          </table:table-cell>
          <table:table-cell table:formula="of:=[.M140]" office:value-type="float" office:value="16" calcext:value-type="float">
            <text:p>16</text:p>
          </table:table-cell>
          <table:table-cell table:formula="of:=[.N140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1]" office:value-type="string" office:string-value="DPX3 160" calcext:value-type="string">
            <text:p>DPX3 160</text:p>
          </table:table-cell>
          <table:table-cell table:formula="of:=[.B141]" office:value-type="float" office:value="80" calcext:value-type="float">
            <text:p>80</text:p>
          </table:table-cell>
          <table:table-cell office:value-type="string" calcext:value-type="string">
            <text:p>TM-ELM</text:p>
          </table:table-cell>
          <table:table-cell table:formula="of:=[.B164] &amp; &quot;A, &quot; &amp; [.C164] &amp; &quot;, &quot; &amp; [.A164]" office:value-type="string" office:string-value="80A, TM-ELM, DPX3 160" calcext:value-type="string">
            <text:p>8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1]" office:value-type="float" office:value="80" calcext:value-type="float">
            <text:p>80</text:p>
          </table:table-cell>
          <table:table-cell table:formula="of:=[.K164]" office:value-type="float" office:value="80" calcext:value-type="float">
            <text:p>80</text:p>
          </table:table-cell>
          <table:table-cell table:formula="of:=[.M141]" office:value-type="float" office:value="16" calcext:value-type="float">
            <text:p>16</text:p>
          </table:table-cell>
          <table:table-cell table:formula="of:=[.N141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2]" office:value-type="string" office:string-value="DPX3 160" calcext:value-type="string">
            <text:p>DPX3 160</text:p>
          </table:table-cell>
          <table:table-cell table:formula="of:=[.B142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65] &amp; &quot;A, &quot; &amp; [.C165] &amp; &quot;, &quot; &amp; [.A165]" office:value-type="string" office:string-value="100A, TM-ELM, DPX3 160" calcext:value-type="string">
            <text:p>10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2]" office:value-type="float" office:value="100" calcext:value-type="float">
            <text:p>100</text:p>
          </table:table-cell>
          <table:table-cell table:formula="of:=[.K165]" office:value-type="float" office:value="100" calcext:value-type="float">
            <text:p>100</text:p>
          </table:table-cell>
          <table:table-cell table:formula="of:=[.M142]" office:value-type="float" office:value="16" calcext:value-type="float">
            <text:p>16</text:p>
          </table:table-cell>
          <table:table-cell table:formula="of:=[.N142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3]" office:value-type="string" office:string-value="DPX3 160" calcext:value-type="string">
            <text:p>DPX3 160</text:p>
          </table:table-cell>
          <table:table-cell table:formula="of:=[.B143]" office:value-type="float" office:value="125" calcext:value-type="float">
            <text:p>125</text:p>
          </table:table-cell>
          <table:table-cell office:value-type="string" calcext:value-type="string">
            <text:p>TM-ELM</text:p>
          </table:table-cell>
          <table:table-cell table:formula="of:=[.B166] &amp; &quot;A, &quot; &amp; [.C166] &amp; &quot;, &quot; &amp; [.A166]" office:value-type="string" office:string-value="125A, TM-ELM, DPX3 160" calcext:value-type="string">
            <text:p>1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3]" office:value-type="float" office:value="125" calcext:value-type="float">
            <text:p>125</text:p>
          </table:table-cell>
          <table:table-cell table:formula="of:=[.K166]" office:value-type="float" office:value="125" calcext:value-type="float">
            <text:p>125</text:p>
          </table:table-cell>
          <table:table-cell table:formula="of:=[.M143]" office:value-type="float" office:value="16" calcext:value-type="float">
            <text:p>16</text:p>
          </table:table-cell>
          <table:table-cell table:formula="of:=[.N143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4]" office:value-type="string" office:string-value="DPX3 160" calcext:value-type="string">
            <text:p>DPX3 160</text:p>
          </table:table-cell>
          <table:table-cell table:formula="of:=[.B144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67] &amp; &quot;A, &quot; &amp; [.C167] &amp; &quot;, &quot; &amp; [.A167]" office:value-type="string" office:string-value="160A, TM-ELM, DPX3 160" calcext:value-type="string">
            <text:p>16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4]" office:value-type="float" office:value="160" calcext:value-type="float">
            <text:p>160</text:p>
          </table:table-cell>
          <table:table-cell table:formula="of:=[.K167]" office:value-type="float" office:value="160" calcext:value-type="float">
            <text:p>160</text:p>
          </table:table-cell>
          <table:table-cell table:formula="of:=[.M144]" office:value-type="float" office:value="16" calcext:value-type="float">
            <text:p>16</text:p>
          </table:table-cell>
          <table:table-cell table:formula="of:=[.N144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5]" office:value-type="string" office:string-value="DPX3 250" calcext:value-type="string">
            <text:p>DPX3 250</text:p>
          </table:table-cell>
          <table:table-cell table:formula="of:=[.B145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68] &amp; &quot;A, &quot; &amp; [.C168] &amp; &quot;, &quot; &amp; [.A168]" office:value-type="string" office:string-value="100A, TM-ELM, DPX3 250" calcext:value-type="string">
            <text:p>1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5]" office:value-type="float" office:value="100" calcext:value-type="float">
            <text:p>100</text:p>
          </table:table-cell>
          <table:table-cell table:formula="of:=[.K168]" office:value-type="float" office:value="100" calcext:value-type="float">
            <text:p>100</text:p>
          </table:table-cell>
          <table:table-cell table:formula="of:=[.M145]" office:value-type="float" office:value="25" calcext:value-type="float">
            <text:p>25</text:p>
          </table:table-cell>
          <table:table-cell table:formula="of:=[.N145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6]" office:value-type="string" office:string-value="DPX3 250" calcext:value-type="string">
            <text:p>DPX3 250</text:p>
          </table:table-cell>
          <table:table-cell table:formula="of:=[.B146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69] &amp; &quot;A, &quot; &amp; [.C169] &amp; &quot;, &quot; &amp; [.A169]" office:value-type="string" office:string-value="160A, TM-ELM, DPX3 250" calcext:value-type="string">
            <text:p>16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6]" office:value-type="float" office:value="160" calcext:value-type="float">
            <text:p>160</text:p>
          </table:table-cell>
          <table:table-cell table:formula="of:=[.K169]" office:value-type="float" office:value="160" calcext:value-type="float">
            <text:p>160</text:p>
          </table:table-cell>
          <table:table-cell table:formula="of:=[.M146]" office:value-type="float" office:value="25" calcext:value-type="float">
            <text:p>25</text:p>
          </table:table-cell>
          <table:table-cell table:formula="of:=[.N146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7]" office:value-type="string" office:string-value="DPX3 250" calcext:value-type="string">
            <text:p>DPX3 250</text:p>
          </table:table-cell>
          <table:table-cell table:formula="of:=[.B147]" office:value-type="float" office:value="200" calcext:value-type="float">
            <text:p>200</text:p>
          </table:table-cell>
          <table:table-cell office:value-type="string" calcext:value-type="string">
            <text:p>TM-ELM</text:p>
          </table:table-cell>
          <table:table-cell table:formula="of:=[.B170] &amp; &quot;A, &quot; &amp; [.C170] &amp; &quot;, &quot; &amp; [.A170]" office:value-type="string" office:string-value="200A, TM-ELM, DPX3 250" calcext:value-type="string">
            <text:p>2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7]" office:value-type="float" office:value="200" calcext:value-type="float">
            <text:p>200</text:p>
          </table:table-cell>
          <table:table-cell table:formula="of:=[.K170]" office:value-type="float" office:value="200" calcext:value-type="float">
            <text:p>200</text:p>
          </table:table-cell>
          <table:table-cell table:formula="of:=[.M147]" office:value-type="float" office:value="25" calcext:value-type="float">
            <text:p>25</text:p>
          </table:table-cell>
          <table:table-cell table:formula="of:=[.N147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8]" office:value-type="string" office:string-value="DPX3 250" calcext:value-type="string">
            <text:p>DPX3 250</text:p>
          </table:table-cell>
          <table:table-cell table:formula="of:=[.B148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71] &amp; &quot;A, &quot; &amp; [.C171] &amp; &quot;, &quot; &amp; [.A171]" office:value-type="string" office:string-value="250A, TM-ELM, DPX3 250" calcext:value-type="string">
            <text:p>25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8]" office:value-type="float" office:value="250" calcext:value-type="float">
            <text:p>250</text:p>
          </table:table-cell>
          <table:table-cell table:formula="of:=[.K171]" office:value-type="float" office:value="250" calcext:value-type="float">
            <text:p>250</text:p>
          </table:table-cell>
          <table:table-cell table:formula="of:=[.M148]" office:value-type="float" office:value="25" calcext:value-type="float">
            <text:p>25</text:p>
          </table:table-cell>
          <table:table-cell table:formula="of:=[.N148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9]" office:value-type="string" office:string-value="DPX3 630" calcext:value-type="string">
            <text:p>DPX3 630</text:p>
          </table:table-cell>
          <table:table-cell table:formula="of:=[.B149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72] &amp; &quot;A, &quot; &amp; [.C172] &amp; &quot;, &quot; &amp; [.A172]" office:value-type="string" office:string-value="250A, TM-ELM, DPX3 630" calcext:value-type="string">
            <text:p>25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9]" office:value-type="float" office:value="250" calcext:value-type="float">
            <text:p>250</text:p>
          </table:table-cell>
          <table:table-cell table:formula="of:=[.K172]" office:value-type="float" office:value="250" calcext:value-type="float">
            <text:p>250</text:p>
          </table:table-cell>
          <table:table-cell table:formula="of:=[.M149]" office:value-type="float" office:value="36" calcext:value-type="float">
            <text:p>36</text:p>
          </table:table-cell>
          <table:table-cell table:formula="of:=[.N149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0]" office:value-type="string" office:string-value="DPX3 630" calcext:value-type="string">
            <text:p>DPX3 630</text:p>
          </table:table-cell>
          <table:table-cell table:formula="of:=[.B150]" office:value-type="float" office:value="320" calcext:value-type="float">
            <text:p>320</text:p>
          </table:table-cell>
          <table:table-cell office:value-type="string" calcext:value-type="string">
            <text:p>TM-ELM</text:p>
          </table:table-cell>
          <table:table-cell table:formula="of:=[.B173] &amp; &quot;A, &quot; &amp; [.C173] &amp; &quot;, &quot; &amp; [.A173]" office:value-type="string" office:string-value="320A, TM-ELM, DPX3 630" calcext:value-type="string">
            <text:p>32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0]" office:value-type="float" office:value="320" calcext:value-type="float">
            <text:p>320</text:p>
          </table:table-cell>
          <table:table-cell table:formula="of:=[.K173]" office:value-type="float" office:value="320" calcext:value-type="float">
            <text:p>320</text:p>
          </table:table-cell>
          <table:table-cell table:formula="of:=[.M150]" office:value-type="float" office:value="36" calcext:value-type="float">
            <text:p>36</text:p>
          </table:table-cell>
          <table:table-cell table:formula="of:=[.N150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1]" office:value-type="string" office:string-value="DPX3 630" calcext:value-type="string">
            <text:p>DPX3 630</text:p>
          </table:table-cell>
          <table:table-cell table:formula="of:=[.B151]" office:value-type="float" office:value="400" calcext:value-type="float">
            <text:p>400</text:p>
          </table:table-cell>
          <table:table-cell office:value-type="string" calcext:value-type="string">
            <text:p>TM-ELM</text:p>
          </table:table-cell>
          <table:table-cell table:formula="of:=[.B174] &amp; &quot;A, &quot; &amp; [.C174] &amp; &quot;, &quot; &amp; [.A174]" office:value-type="string" office:string-value="400A, TM-ELM, DPX3 630" calcext:value-type="string">
            <text:p>4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1]" office:value-type="float" office:value="400" calcext:value-type="float">
            <text:p>400</text:p>
          </table:table-cell>
          <table:table-cell table:formula="of:=[.K174]" office:value-type="float" office:value="400" calcext:value-type="float">
            <text:p>400</text:p>
          </table:table-cell>
          <table:table-cell table:formula="of:=[.M151]" office:value-type="float" office:value="36" calcext:value-type="float">
            <text:p>36</text:p>
          </table:table-cell>
          <table:table-cell table:formula="of:=[.N151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2]" office:value-type="string" office:string-value="DPX3 630" calcext:value-type="string">
            <text:p>DPX3 630</text:p>
          </table:table-cell>
          <table:table-cell table:formula="of:=[.B152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75] &amp; &quot;A, &quot; &amp; [.C175] &amp; &quot;, &quot; &amp; [.A175]" office:value-type="string" office:string-value="500A, TM-ELM, DPX3 630" calcext:value-type="string">
            <text:p>5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2]" office:value-type="float" office:value="500" calcext:value-type="float">
            <text:p>500</text:p>
          </table:table-cell>
          <table:table-cell table:formula="of:=[.K175]" office:value-type="float" office:value="500" calcext:value-type="float">
            <text:p>500</text:p>
          </table:table-cell>
          <table:table-cell table:formula="of:=[.M152]" office:value-type="float" office:value="36" calcext:value-type="float">
            <text:p>36</text:p>
          </table:table-cell>
          <table:table-cell table:formula="of:=[.N152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3]" office:value-type="string" office:string-value="DPX3 630" calcext:value-type="string">
            <text:p>DPX3 630</text:p>
          </table:table-cell>
          <table:table-cell table:formula="of:=[.B153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76] &amp; &quot;A, &quot; &amp; [.C176] &amp; &quot;, &quot; &amp; [.A176]" office:value-type="string" office:string-value="630A, TM-ELM, DPX3 630" calcext:value-type="string">
            <text:p>63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3]" office:value-type="float" office:value="630" calcext:value-type="float">
            <text:p>630</text:p>
          </table:table-cell>
          <table:table-cell table:formula="of:=[.K176]" office:value-type="float" office:value="630" calcext:value-type="float">
            <text:p>630</text:p>
          </table:table-cell>
          <table:table-cell table:formula="of:=[.M153]" office:value-type="float" office:value="36" calcext:value-type="float">
            <text:p>36</text:p>
          </table:table-cell>
          <table:table-cell table:formula="of:=[.N153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4]" office:value-type="string" office:string-value="DPX3 1600" calcext:value-type="string">
            <text:p>DPX3 1600</text:p>
          </table:table-cell>
          <table:table-cell table:formula="of:=[.B154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77] &amp; &quot;A, &quot; &amp; [.C177] &amp; &quot;, &quot; &amp; [.A177]" office:value-type="string" office:string-value="500A, TM-ELM, DPX3 1600" calcext:value-type="string">
            <text:p>5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4]" office:value-type="float" office:value="500" calcext:value-type="float">
            <text:p>500</text:p>
          </table:table-cell>
          <table:table-cell table:formula="of:=[.K177]" office:value-type="float" office:value="500" calcext:value-type="float">
            <text:p>500</text:p>
          </table:table-cell>
          <table:table-cell table:formula="of:=[.M154]" office:value-type="float" office:value="36" calcext:value-type="float">
            <text:p>36</text:p>
          </table:table-cell>
          <table:table-cell table:formula="of:=[.N154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5]" office:value-type="string" office:string-value="DPX3 1600" calcext:value-type="string">
            <text:p>DPX3 1600</text:p>
          </table:table-cell>
          <table:table-cell table:formula="of:=[.B155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78] &amp; &quot;A, &quot; &amp; [.C178] &amp; &quot;, &quot; &amp; [.A178]" office:value-type="string" office:string-value="630A, TM-ELM, DPX3 1600" calcext:value-type="string">
            <text:p>63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5]" office:value-type="float" office:value="630" calcext:value-type="float">
            <text:p>630</text:p>
          </table:table-cell>
          <table:table-cell table:formula="of:=[.K178]" office:value-type="float" office:value="630" calcext:value-type="float">
            <text:p>630</text:p>
          </table:table-cell>
          <table:table-cell table:formula="of:=[.M155]" office:value-type="float" office:value="36" calcext:value-type="float">
            <text:p>36</text:p>
          </table:table-cell>
          <table:table-cell table:formula="of:=[.N155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6]" office:value-type="string" office:string-value="DPX3 1600" calcext:value-type="string">
            <text:p>DPX3 1600</text:p>
          </table:table-cell>
          <table:table-cell table:formula="of:=[.B156]" office:value-type="float" office:value="800" calcext:value-type="float">
            <text:p>800</text:p>
          </table:table-cell>
          <table:table-cell office:value-type="string" calcext:value-type="string">
            <text:p>TM-ELM</text:p>
          </table:table-cell>
          <table:table-cell table:formula="of:=[.B179] &amp; &quot;A, &quot; &amp; [.C179] &amp; &quot;, &quot; &amp; [.A179]" office:value-type="string" office:string-value="800A, TM-ELM, DPX3 1600" calcext:value-type="string">
            <text:p>8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6]" office:value-type="float" office:value="800" calcext:value-type="float">
            <text:p>800</text:p>
          </table:table-cell>
          <table:table-cell table:formula="of:=[.K179]" office:value-type="float" office:value="800" calcext:value-type="float">
            <text:p>800</text:p>
          </table:table-cell>
          <table:table-cell table:formula="of:=[.M156]" office:value-type="float" office:value="36" calcext:value-type="float">
            <text:p>36</text:p>
          </table:table-cell>
          <table:table-cell table:formula="of:=[.N156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7]" office:value-type="string" office:string-value="DPX3 1600" calcext:value-type="string">
            <text:p>DPX3 1600</text:p>
          </table:table-cell>
          <table:table-cell table:formula="of:=[.B157]" office:value-type="float" office:value="1000" calcext:value-type="float">
            <text:p>1000</text:p>
          </table:table-cell>
          <table:table-cell office:value-type="string" calcext:value-type="string">
            <text:p>TM-ELM</text:p>
          </table:table-cell>
          <table:table-cell table:formula="of:=[.B180] &amp; &quot;A, &quot; &amp; [.C180] &amp; &quot;, &quot; &amp; [.A180]" office:value-type="string" office:string-value="1000A, TM-ELM, DPX3 1600" calcext:value-type="string">
            <text:p>10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7]" office:value-type="float" office:value="1000" calcext:value-type="float">
            <text:p>1000</text:p>
          </table:table-cell>
          <table:table-cell table:formula="of:=[.K180]" office:value-type="float" office:value="1000" calcext:value-type="float">
            <text:p>1000</text:p>
          </table:table-cell>
          <table:table-cell table:formula="of:=[.M157]" office:value-type="float" office:value="36" calcext:value-type="float">
            <text:p>36</text:p>
          </table:table-cell>
          <table:table-cell table:formula="of:=[.N157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8]" office:value-type="string" office:string-value="DPX3 1600" calcext:value-type="string">
            <text:p>DPX3 1600</text:p>
          </table:table-cell>
          <table:table-cell table:formula="of:=[.B158]" office:value-type="float" office:value="1250" calcext:value-type="float">
            <text:p>1250</text:p>
          </table:table-cell>
          <table:table-cell office:value-type="string" calcext:value-type="string">
            <text:p>TM-ELM</text:p>
          </table:table-cell>
          <table:table-cell table:formula="of:=[.B181] &amp; &quot;A, &quot; &amp; [.C181] &amp; &quot;, &quot; &amp; [.A181]" office:value-type="string" office:string-value="1250A, TM-ELM, DPX3 1600" calcext:value-type="string">
            <text:p>125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8]" office:value-type="float" office:value="1250" calcext:value-type="float">
            <text:p>1250</text:p>
          </table:table-cell>
          <table:table-cell table:formula="of:=[.K181]" office:value-type="float" office:value="1250" calcext:value-type="float">
            <text:p>1250</text:p>
          </table:table-cell>
          <table:table-cell table:formula="of:=[.M158]" office:value-type="float" office:value="36" calcext:value-type="float">
            <text:p>36</text:p>
          </table:table-cell>
          <table:table-cell table:formula="of:=[.N158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9]" office:value-type="string" office:string-value="DPX3 1600" calcext:value-type="string">
            <text:p>DPX3 1600</text:p>
          </table:table-cell>
          <table:table-cell table:formula="of:=[.B159]" office:value-type="float" office:value="1600" calcext:value-type="float">
            <text:p>1600</text:p>
          </table:table-cell>
          <table:table-cell office:value-type="string" calcext:value-type="string">
            <text:p>TM-ELM</text:p>
          </table:table-cell>
          <table:table-cell table:formula="of:=[.B182] &amp; &quot;A, &quot; &amp; [.C182] &amp; &quot;, &quot; &amp; [.A182]" office:value-type="string" office:string-value="1600A, TM-ELM, DPX3 1600" calcext:value-type="string">
            <text:p>16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9]" office:value-type="float" office:value="1600" calcext:value-type="float">
            <text:p>1600</text:p>
          </table:table-cell>
          <table:table-cell table:formula="of:=[.K182]" office:value-type="float" office:value="1600" calcext:value-type="float">
            <text:p>1600</text:p>
          </table:table-cell>
          <table:table-cell table:formula="of:=[.M159]" office:value-type="float" office:value="36" calcext:value-type="float">
            <text:p>36</text:p>
          </table:table-cell>
          <table:table-cell table:formula="of:=[.N159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P-Sg</text:p>
          </table:table-cell>
          <table:table-cell table:formula="of:=[.B183] &amp; &quot;A, &quot; &amp; [.C183] &amp; &quot;, &quot; &amp; [.A183]" office:value-type="string" office:string-value="100A, MP-Sg, DPX3 250" calcext:value-type="string">
            <text:p>100A, MP-Sg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3]" office:value-type="string" office:string-value="MP-Sg" calcext:value-type="string">
            <text:p>MP-Sg</text:p>
          </table:table-cell>
          <table:table-cell table:formula="of:=[.I183]" office:value-type="string" office:string-value="MP-Sg" calcext:value-type="string">
            <text:p>MP-Sg</text:p>
          </table:table-cell>
          <table:table-cell table:formula="of:=[.B183]" office:value-type="float" office:value="100" calcext:value-type="float">
            <text:p>100</text:p>
          </table:table-cell>
          <table:table-cell table:formula="of:=[.K183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P-Sg</text:p>
          </table:table-cell>
          <table:table-cell table:formula="of:=[.B184] &amp; &quot;A, &quot; &amp; [.C184] &amp; &quot;, &quot; &amp; [.A184]" office:value-type="string" office:string-value="160A, MP-Sg, DPX3 250" calcext:value-type="string">
            <text:p>160A, MP-Sg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4]" office:value-type="string" office:string-value="MP-Sg" calcext:value-type="string">
            <text:p>MP-Sg</text:p>
          </table:table-cell>
          <table:table-cell table:formula="of:=[.I184]" office:value-type="string" office:string-value="MP-Sg" calcext:value-type="string">
            <text:p>MP-Sg</text:p>
          </table:table-cell>
          <table:table-cell table:formula="of:=[.B184]" office:value-type="float" office:value="160" calcext:value-type="float">
            <text:p>160</text:p>
          </table:table-cell>
          <table:table-cell table:formula="of:=[.K184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P-Sg</text:p>
          </table:table-cell>
          <table:table-cell table:formula="of:=[.B185] &amp; &quot;A, &quot; &amp; [.C185] &amp; &quot;, &quot; &amp; [.A185]" office:value-type="string" office:string-value="200A, MP-Sg, DPX3 250" calcext:value-type="string">
            <text:p>200A, MP-Sg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5]" office:value-type="string" office:string-value="MP-Sg" calcext:value-type="string">
            <text:p>MP-Sg</text:p>
          </table:table-cell>
          <table:table-cell table:formula="of:=[.I185]" office:value-type="string" office:string-value="MP-Sg" calcext:value-type="string">
            <text:p>MP-Sg</text:p>
          </table:table-cell>
          <table:table-cell table:formula="of:=[.B185]" office:value-type="float" office:value="200" calcext:value-type="float">
            <text:p>200</text:p>
          </table:table-cell>
          <table:table-cell table:formula="of:=[.K185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P-Sg</text:p>
          </table:table-cell>
          <table:table-cell table:formula="of:=[.B186] &amp; &quot;A, &quot; &amp; [.C186] &amp; &quot;, &quot; &amp; [.A186]" office:value-type="string" office:string-value="250A, MP-Sg, DPX3 250" calcext:value-type="string">
            <text:p>250A, MP-Sg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6]" office:value-type="string" office:string-value="MP-Sg" calcext:value-type="string">
            <text:p>MP-Sg</text:p>
          </table:table-cell>
          <table:table-cell table:formula="of:=[.I186]" office:value-type="string" office:string-value="MP-Sg" calcext:value-type="string">
            <text:p>MP-Sg</text:p>
          </table:table-cell>
          <table:table-cell table:formula="of:=[.B186]" office:value-type="float" office:value="250" calcext:value-type="float">
            <text:p>250</text:p>
          </table:table-cell>
          <table:table-cell table:formula="of:=[.K186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P-Sg</text:p>
          </table:table-cell>
          <table:table-cell table:formula="of:=[.B187] &amp; &quot;A, &quot; &amp; [.C187] &amp; &quot;, &quot; &amp; [.A187]" office:value-type="string" office:string-value="250A, MP-Sg, DPX3 630" calcext:value-type="string">
            <text:p>25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7]" office:value-type="string" office:string-value="MP-Sg" calcext:value-type="string">
            <text:p>MP-Sg</text:p>
          </table:table-cell>
          <table:table-cell table:formula="of:=[.I187]" office:value-type="string" office:string-value="MP-Sg" calcext:value-type="string">
            <text:p>MP-Sg</text:p>
          </table:table-cell>
          <table:table-cell table:formula="of:=[.B187]" office:value-type="float" office:value="250" calcext:value-type="float">
            <text:p>250</text:p>
          </table:table-cell>
          <table:table-cell table:formula="of:=[.K187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P-Sg</text:p>
          </table:table-cell>
          <table:table-cell table:formula="of:=[.B188] &amp; &quot;A, &quot; &amp; [.C188] &amp; &quot;, &quot; &amp; [.A188]" office:value-type="string" office:string-value="320A, MP-Sg, DPX3 630" calcext:value-type="string">
            <text:p>32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8]" office:value-type="string" office:string-value="MP-Sg" calcext:value-type="string">
            <text:p>MP-Sg</text:p>
          </table:table-cell>
          <table:table-cell table:formula="of:=[.I188]" office:value-type="string" office:string-value="MP-Sg" calcext:value-type="string">
            <text:p>MP-Sg</text:p>
          </table:table-cell>
          <table:table-cell table:formula="of:=[.B188]" office:value-type="float" office:value="320" calcext:value-type="float">
            <text:p>320</text:p>
          </table:table-cell>
          <table:table-cell table:formula="of:=[.K188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P-Sg</text:p>
          </table:table-cell>
          <table:table-cell table:formula="of:=[.B189] &amp; &quot;A, &quot; &amp; [.C189] &amp; &quot;, &quot; &amp; [.A189]" office:value-type="string" office:string-value="400A, MP-Sg, DPX3 630" calcext:value-type="string">
            <text:p>40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9]" office:value-type="string" office:string-value="MP-Sg" calcext:value-type="string">
            <text:p>MP-Sg</text:p>
          </table:table-cell>
          <table:table-cell table:formula="of:=[.I189]" office:value-type="string" office:string-value="MP-Sg" calcext:value-type="string">
            <text:p>MP-Sg</text:p>
          </table:table-cell>
          <table:table-cell table:formula="of:=[.B189]" office:value-type="float" office:value="400" calcext:value-type="float">
            <text:p>400</text:p>
          </table:table-cell>
          <table:table-cell table:formula="of:=[.K189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P-Sg</text:p>
          </table:table-cell>
          <table:table-cell table:formula="of:=[.B190] &amp; &quot;A, &quot; &amp; [.C190] &amp; &quot;, &quot; &amp; [.A190]" office:value-type="string" office:string-value="500A, MP-Sg, DPX3 630" calcext:value-type="string">
            <text:p>50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0]" office:value-type="string" office:string-value="MP-Sg" calcext:value-type="string">
            <text:p>MP-Sg</text:p>
          </table:table-cell>
          <table:table-cell table:formula="of:=[.I190]" office:value-type="string" office:string-value="MP-Sg" calcext:value-type="string">
            <text:p>MP-Sg</text:p>
          </table:table-cell>
          <table:table-cell table:formula="of:=[.B190]" office:value-type="float" office:value="500" calcext:value-type="float">
            <text:p>500</text:p>
          </table:table-cell>
          <table:table-cell table:formula="of:=[.K190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P-Sg</text:p>
          </table:table-cell>
          <table:table-cell table:formula="of:=[.B191] &amp; &quot;A, &quot; &amp; [.C191] &amp; &quot;, &quot; &amp; [.A191]" office:value-type="string" office:string-value="630A, MP-Sg, DPX3 630" calcext:value-type="string">
            <text:p>63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1]" office:value-type="string" office:string-value="MP-Sg" calcext:value-type="string">
            <text:p>MP-Sg</text:p>
          </table:table-cell>
          <table:table-cell table:formula="of:=[.I191]" office:value-type="string" office:string-value="MP-Sg" calcext:value-type="string">
            <text:p>MP-Sg</text:p>
          </table:table-cell>
          <table:table-cell table:formula="of:=[.B191]" office:value-type="float" office:value="630" calcext:value-type="float">
            <text:p>630</text:p>
          </table:table-cell>
          <table:table-cell table:formula="of:=[.K191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P-Sg</text:p>
          </table:table-cell>
          <table:table-cell table:formula="of:=[.B192] &amp; &quot;A, &quot; &amp; [.C192] &amp; &quot;, &quot; &amp; [.A192]" office:value-type="string" office:string-value="500A, MP-Sg, DPX3 1600" calcext:value-type="string">
            <text:p>50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2]" office:value-type="string" office:string-value="MP-Sg" calcext:value-type="string">
            <text:p>MP-Sg</text:p>
          </table:table-cell>
          <table:table-cell table:formula="of:=[.I192]" office:value-type="string" office:string-value="MP-Sg" calcext:value-type="string">
            <text:p>MP-Sg</text:p>
          </table:table-cell>
          <table:table-cell table:formula="of:=[.B192]" office:value-type="float" office:value="500" calcext:value-type="float">
            <text:p>500</text:p>
          </table:table-cell>
          <table:table-cell table:formula="of:=[.K192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P-Sg</text:p>
          </table:table-cell>
          <table:table-cell table:formula="of:=[.B193] &amp; &quot;A, &quot; &amp; [.C193] &amp; &quot;, &quot; &amp; [.A193]" office:value-type="string" office:string-value="630A, MP-Sg, DPX3 1600" calcext:value-type="string">
            <text:p>63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3]" office:value-type="string" office:string-value="MP-Sg" calcext:value-type="string">
            <text:p>MP-Sg</text:p>
          </table:table-cell>
          <table:table-cell table:formula="of:=[.I193]" office:value-type="string" office:string-value="MP-Sg" calcext:value-type="string">
            <text:p>MP-Sg</text:p>
          </table:table-cell>
          <table:table-cell table:formula="of:=[.B193]" office:value-type="float" office:value="630" calcext:value-type="float">
            <text:p>630</text:p>
          </table:table-cell>
          <table:table-cell table:formula="of:=[.K193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P-Sg</text:p>
          </table:table-cell>
          <table:table-cell table:formula="of:=[.B194] &amp; &quot;A, &quot; &amp; [.C194] &amp; &quot;, &quot; &amp; [.A194]" office:value-type="string" office:string-value="800A, MP-Sg, DPX3 1600" calcext:value-type="string">
            <text:p>80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4]" office:value-type="string" office:string-value="MP-Sg" calcext:value-type="string">
            <text:p>MP-Sg</text:p>
          </table:table-cell>
          <table:table-cell table:formula="of:=[.I194]" office:value-type="string" office:string-value="MP-Sg" calcext:value-type="string">
            <text:p>MP-Sg</text:p>
          </table:table-cell>
          <table:table-cell table:formula="of:=[.B194]" office:value-type="float" office:value="800" calcext:value-type="float">
            <text:p>800</text:p>
          </table:table-cell>
          <table:table-cell table:formula="of:=[.K194]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-Sg</text:p>
          </table:table-cell>
          <table:table-cell table:formula="of:=[.B195] &amp; &quot;A, &quot; &amp; [.C195] &amp; &quot;, &quot; &amp; [.A195]" office:value-type="string" office:string-value="1000A, MP-Sg, DPX3 1600" calcext:value-type="string">
            <text:p>100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5]" office:value-type="string" office:string-value="MP-Sg" calcext:value-type="string">
            <text:p>MP-Sg</text:p>
          </table:table-cell>
          <table:table-cell table:formula="of:=[.I195]" office:value-type="string" office:string-value="MP-Sg" calcext:value-type="string">
            <text:p>MP-Sg</text:p>
          </table:table-cell>
          <table:table-cell table:formula="of:=[.B195]" office:value-type="float" office:value="1000" calcext:value-type="float">
            <text:p>1000</text:p>
          </table:table-cell>
          <table:table-cell table:formula="of:=[.K195]"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P-Sg</text:p>
          </table:table-cell>
          <table:table-cell table:formula="of:=[.B196] &amp; &quot;A, &quot; &amp; [.C196] &amp; &quot;, &quot; &amp; [.A196]" office:value-type="string" office:string-value="1250A, MP-Sg, DPX3 1600" calcext:value-type="string">
            <text:p>125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6]" office:value-type="string" office:string-value="MP-Sg" calcext:value-type="string">
            <text:p>MP-Sg</text:p>
          </table:table-cell>
          <table:table-cell table:formula="of:=[.I196]" office:value-type="string" office:string-value="MP-Sg" calcext:value-type="string">
            <text:p>MP-Sg</text:p>
          </table:table-cell>
          <table:table-cell table:formula="of:=[.B196]" office:value-type="float" office:value="1250" calcext:value-type="float">
            <text:p>1250</text:p>
          </table:table-cell>
          <table:table-cell table:formula="of:=[.K196]"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P-Sg</text:p>
          </table:table-cell>
          <table:table-cell table:formula="of:=[.B197] &amp; &quot;A, &quot; &amp; [.C197] &amp; &quot;, &quot; &amp; [.A197]" office:value-type="string" office:string-value="1600A, MP-Sg, DPX3 1600" calcext:value-type="string">
            <text:p>160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7]" office:value-type="string" office:string-value="MP-Sg" calcext:value-type="string">
            <text:p>MP-Sg</text:p>
          </table:table-cell>
          <table:table-cell table:formula="of:=[.I197]" office:value-type="string" office:string-value="MP-Sg" calcext:value-type="string">
            <text:p>MP-Sg</text:p>
          </table:table-cell>
          <table:table-cell table:formula="of:=[.B197]" office:value-type="float" office:value="1600" calcext:value-type="float">
            <text:p>1600</text:p>
          </table:table-cell>
          <table:table-cell table:formula="of:=[.K197]" office:value-type="float" office:value="1600" calcext:value-type="float">
            <text:p>16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98] &amp; &quot;A, &quot; &amp; [.C198] &amp; &quot;, &quot; &amp; [.A198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8]" office:value-type="string" office:string-value="TM-D" calcext:value-type="string">
            <text:p>TM-D</text:p>
          </table:table-cell>
          <table:table-cell/>
          <table:table-cell table:formula="of:=[.B198]" office:value-type="float" office:value="16" calcext:value-type="float">
            <text:p>16</text:p>
          </table:table-cell>
          <table:table-cell table:formula="of:=[.K198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8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99] &amp; &quot;A, &quot; &amp; [.C199] &amp; &quot;, &quot; &amp; [.A199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9]" office:value-type="string" office:string-value="TM-D" calcext:value-type="string">
            <text:p>TM-D</text:p>
          </table:table-cell>
          <table:table-cell/>
          <table:table-cell table:formula="of:=[.B199]" office:value-type="float" office:value="25" calcext:value-type="float">
            <text:p>25</text:p>
          </table:table-cell>
          <table:table-cell table:formula="of:=[.K1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9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200] &amp; &quot;A, &quot; &amp; [.C200] &amp; &quot;, &quot; &amp; [.A200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0]" office:value-type="string" office:string-value="TM-D" calcext:value-type="string">
            <text:p>TM-D</text:p>
          </table:table-cell>
          <table:table-cell/>
          <table:table-cell table:formula="of:=[.B200]" office:value-type="float" office:value="32" calcext:value-type="float">
            <text:p>32</text:p>
          </table:table-cell>
          <table:table-cell table:formula="of:=[.K2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0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201] &amp; &quot;A, &quot; &amp; [.C201] &amp; &quot;, &quot; &amp; [.A201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1]" office:value-type="string" office:string-value="TM-D" calcext:value-type="string">
            <text:p>TM-D</text:p>
          </table:table-cell>
          <table:table-cell/>
          <table:table-cell table:formula="of:=[.B201]" office:value-type="float" office:value="40" calcext:value-type="float">
            <text:p>40</text:p>
          </table:table-cell>
          <table:table-cell table:formula="of:=[.K2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1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202] &amp; &quot;A, &quot; &amp; [.C202] &amp; &quot;, &quot; &amp; [.A202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2]" office:value-type="string" office:string-value="TM-D" calcext:value-type="string">
            <text:p>TM-D</text:p>
          </table:table-cell>
          <table:table-cell/>
          <table:table-cell table:formula="of:=[.B202]" office:value-type="float" office:value="50" calcext:value-type="float">
            <text:p>50</text:p>
          </table:table-cell>
          <table:table-cell table:formula="of:=[.K2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2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203] &amp; &quot;A, &quot; &amp; [.C203] &amp; &quot;, &quot; &amp; [.A203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3]" office:value-type="string" office:string-value="TM-D" calcext:value-type="string">
            <text:p>TM-D</text:p>
          </table:table-cell>
          <table:table-cell/>
          <table:table-cell table:formula="of:=[.B203]" office:value-type="float" office:value="63" calcext:value-type="float">
            <text:p>63</text:p>
          </table:table-cell>
          <table:table-cell table:formula="of:=[.K2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3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204] &amp; &quot;A, &quot; &amp; [.C204] &amp; &quot;, &quot; &amp; [.A204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4]" office:value-type="string" office:string-value="TM-D" calcext:value-type="string">
            <text:p>TM-D</text:p>
          </table:table-cell>
          <table:table-cell/>
          <table:table-cell table:formula="of:=[.B204]" office:value-type="float" office:value="80" calcext:value-type="float">
            <text:p>80</text:p>
          </table:table-cell>
          <table:table-cell table:formula="of:=[.K2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4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205] &amp; &quot;A, &quot; &amp; [.C205] &amp; &quot;, &quot; &amp; [.A205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5]" office:value-type="string" office:string-value="TM-D" calcext:value-type="string">
            <text:p>TM-D</text:p>
          </table:table-cell>
          <table:table-cell/>
          <table:table-cell table:formula="of:=[.B205]" office:value-type="float" office:value="100" calcext:value-type="float">
            <text:p>100</text:p>
          </table:table-cell>
          <table:table-cell table:formula="of:=[.K2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5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206] &amp; &quot;A, &quot; &amp; [.C206] &amp; &quot;, &quot; &amp; [.A206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6]" office:value-type="string" office:string-value="TM-D" calcext:value-type="string">
            <text:p>TM-D</text:p>
          </table:table-cell>
          <table:table-cell/>
          <table:table-cell table:formula="of:=[.B206]" office:value-type="float" office:value="125" calcext:value-type="float">
            <text:p>125</text:p>
          </table:table-cell>
          <table:table-cell table:formula="of:=[.K2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6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207] &amp; &quot;A, &quot; &amp; [.C207] &amp; &quot;, &quot; &amp; [.A207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7]" office:value-type="string" office:string-value="TM-D" calcext:value-type="string">
            <text:p>TM-D</text:p>
          </table:table-cell>
          <table:table-cell/>
          <table:table-cell table:formula="of:=[.B207]" office:value-type="float" office:value="160" calcext:value-type="float">
            <text:p>160</text:p>
          </table:table-cell>
          <table:table-cell table:formula="of:=[.K2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7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208] &amp; &quot;A, &quot; &amp; [.C208] &amp; &quot;, &quot; &amp; [.A208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8]" office:value-type="string" office:string-value="TM-D" calcext:value-type="string">
            <text:p>TM-D</text:p>
          </table:table-cell>
          <table:table-cell/>
          <table:table-cell table:formula="of:=[.B208]" office:value-type="float" office:value="200" calcext:value-type="float">
            <text:p>200</text:p>
          </table:table-cell>
          <table:table-cell table:formula="of:=[.K2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8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209] &amp; &quot;A, &quot; &amp; [.C209] &amp; &quot;, &quot; &amp; [.A209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9]" office:value-type="string" office:string-value="TM-D" calcext:value-type="string">
            <text:p>TM-D</text:p>
          </table:table-cell>
          <table:table-cell/>
          <table:table-cell table:formula="of:=[.B209]" office:value-type="float" office:value="250" calcext:value-type="float">
            <text:p>250</text:p>
          </table:table-cell>
          <table:table-cell table:formula="of:=[.K2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9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rologic</text:p>
          </table:table-cell>
          <table:table-cell table:formula="of:=[.B210] &amp; &quot;A, &quot; &amp; [.C210] &amp; &quot;, &quot; &amp; [.A210]" office:value-type="string" office:string-value="40A, Micrologic, Compact NSX" calcext:value-type="string">
            <text:p>4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0]" office:value-type="string" office:string-value="Micrologic" calcext:value-type="string">
            <text:p>Micrologic</text:p>
          </table:table-cell>
          <table:table-cell table:formula="of:=[.C210]" office:value-type="string" office:string-value="Micrologic" calcext:value-type="string">
            <text:p>Micrologic</text:p>
          </table:table-cell>
          <table:table-cell table:formula="of:=[.B210]" office:value-type="float" office:value="40" calcext:value-type="float">
            <text:p>40</text:p>
          </table:table-cell>
          <table:table-cell table:formula="of:=[.K210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crologic</text:p>
          </table:table-cell>
          <table:table-cell table:formula="of:=[.B211] &amp; &quot;A, &quot; &amp; [.C211] &amp; &quot;, &quot; &amp; [.A211]" office:value-type="string" office:string-value="100A, Micrologic, Compact NSX" calcext:value-type="string">
            <text:p>1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1]" office:value-type="string" office:string-value="Micrologic" calcext:value-type="string">
            <text:p>Micrologic</text:p>
          </table:table-cell>
          <table:table-cell table:formula="of:=[.C211]" office:value-type="string" office:string-value="Micrologic" calcext:value-type="string">
            <text:p>Micrologic</text:p>
          </table:table-cell>
          <table:table-cell table:formula="of:=[.B211]" office:value-type="float" office:value="100" calcext:value-type="float">
            <text:p>100</text:p>
          </table:table-cell>
          <table:table-cell table:formula="of:=[.K211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crologic</text:p>
          </table:table-cell>
          <table:table-cell table:formula="of:=[.B212] &amp; &quot;A, &quot; &amp; [.C212] &amp; &quot;, &quot; &amp; [.A212]" office:value-type="string" office:string-value="160A, Micrologic, Compact NSX" calcext:value-type="string">
            <text:p>16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2]" office:value-type="string" office:string-value="Micrologic" calcext:value-type="string">
            <text:p>Micrologic</text:p>
          </table:table-cell>
          <table:table-cell table:formula="of:=[.C212]" office:value-type="string" office:string-value="Micrologic" calcext:value-type="string">
            <text:p>Micrologic</text:p>
          </table:table-cell>
          <table:table-cell table:formula="of:=[.B212]" office:value-type="float" office:value="160" calcext:value-type="float">
            <text:p>160</text:p>
          </table:table-cell>
          <table:table-cell table:formula="of:=[.K212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icrologic</text:p>
          </table:table-cell>
          <table:table-cell table:formula="of:=[.B213] &amp; &quot;A, &quot; &amp; [.C213] &amp; &quot;, &quot; &amp; [.A213]" office:value-type="string" office:string-value="250A, Micrologic, Compact NSX" calcext:value-type="string">
            <text:p>25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3]" office:value-type="string" office:string-value="Micrologic" calcext:value-type="string">
            <text:p>Micrologic</text:p>
          </table:table-cell>
          <table:table-cell table:formula="of:=[.C213]" office:value-type="string" office:string-value="Micrologic" calcext:value-type="string">
            <text:p>Micrologic</text:p>
          </table:table-cell>
          <table:table-cell table:formula="of:=[.B213]" office:value-type="float" office:value="250" calcext:value-type="float">
            <text:p>250</text:p>
          </table:table-cell>
          <table:table-cell table:formula="of:=[.K213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crologic</text:p>
          </table:table-cell>
          <table:table-cell table:formula="of:=[.B214] &amp; &quot;A, &quot; &amp; [.C214] &amp; &quot;, &quot; &amp; [.A214]" office:value-type="string" office:string-value="400A, Micrologic, Compact NSX" calcext:value-type="string">
            <text:p>4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4]" office:value-type="string" office:string-value="Micrologic" calcext:value-type="string">
            <text:p>Micrologic</text:p>
          </table:table-cell>
          <table:table-cell table:formula="of:=[.C214]" office:value-type="string" office:string-value="Micrologic" calcext:value-type="string">
            <text:p>Micrologic</text:p>
          </table:table-cell>
          <table:table-cell table:formula="of:=[.B214]" office:value-type="float" office:value="400" calcext:value-type="float">
            <text:p>400</text:p>
          </table:table-cell>
          <table:table-cell table:formula="of:=[.K214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icrologic</text:p>
          </table:table-cell>
          <table:table-cell table:formula="of:=[.B215] &amp; &quot;A, &quot; &amp; [.C215] &amp; &quot;, &quot; &amp; [.A215]" office:value-type="string" office:string-value="630A, Micrologic, Compact NSX" calcext:value-type="string">
            <text:p>63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5]" office:value-type="string" office:string-value="Micrologic" calcext:value-type="string">
            <text:p>Micrologic</text:p>
          </table:table-cell>
          <table:table-cell table:formula="of:=[.C215]" office:value-type="string" office:string-value="Micrologic" calcext:value-type="string">
            <text:p>Micrologic</text:p>
          </table:table-cell>
          <table:table-cell table:formula="of:=[.B215]" office:value-type="float" office:value="630" calcext:value-type="float">
            <text:p>630</text:p>
          </table:table-cell>
          <table:table-cell table:formula="of:=[.K215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216] &amp; &quot;A, &quot; &amp; [.C216] &amp; &quot;, &quot; &amp; [.A216]" office:value-type="string" office:string-value="16A, TM-D, Compact NSXm" calcext:value-type="string">
            <text:p>16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16]" office:value-type="string" office:string-value="TM-D" calcext:value-type="string">
            <text:p>TM-D</text:p>
          </table:table-cell>
          <table:table-cell/>
          <table:table-cell table:formula="of:=[.B216]" office:value-type="float" office:value="16" calcext:value-type="float">
            <text:p>16</text:p>
          </table:table-cell>
          <table:table-cell table:formula="of:=[.K216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16]&amp;&quot;.json')&quot;" office:value-type="string" office:string-value="('mccb_schneider', '', 'params_NSXm_TMD_16.json')" calcext:value-type="string">
            <text:p>('mccb_schneider', '', 'params_NSXm_TMD_16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217] &amp; &quot;A, &quot; &amp; [.C217] &amp; &quot;, &quot; &amp; [.A217]" office:value-type="string" office:string-value="25A, TM-D, Compact NSXm" calcext:value-type="string">
            <text:p>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17]" office:value-type="string" office:string-value="TM-D" calcext:value-type="string">
            <text:p>TM-D</text:p>
          </table:table-cell>
          <table:table-cell/>
          <table:table-cell table:formula="of:=[.B217]" office:value-type="float" office:value="25" calcext:value-type="float">
            <text:p>25</text:p>
          </table:table-cell>
          <table:table-cell table:formula="of:=[.K217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17]&amp;&quot;.json')&quot;" office:value-type="string" office:string-value="('mccb_schneider', '', 'params_NSXm_TMD_25.json')" calcext:value-type="string">
            <text:p>('mccb_schneider', '', 'params_NSXm_TMD_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218] &amp; &quot;A, &quot; &amp; [.C218] &amp; &quot;, &quot; &amp; [.A218]" office:value-type="string" office:string-value="32A, TM-D, Compact NSXm" calcext:value-type="string">
            <text:p>32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18]" office:value-type="string" office:string-value="TM-D" calcext:value-type="string">
            <text:p>TM-D</text:p>
          </table:table-cell>
          <table:table-cell/>
          <table:table-cell table:formula="of:=[.B218]" office:value-type="float" office:value="32" calcext:value-type="float">
            <text:p>32</text:p>
          </table:table-cell>
          <table:table-cell table:formula="of:=[.K218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18]&amp;&quot;.json')&quot;" office:value-type="string" office:string-value="('mccb_schneider', '', 'params_NSXm_TMD_32.json')" calcext:value-type="string">
            <text:p>('mccb_schneider', '', 'params_NSXm_TMD_32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219] &amp; &quot;A, &quot; &amp; [.C219] &amp; &quot;, &quot; &amp; [.A219]" office:value-type="string" office:string-value="40A, TM-D, Compact NSXm" calcext:value-type="string">
            <text:p>4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19]" office:value-type="string" office:string-value="TM-D" calcext:value-type="string">
            <text:p>TM-D</text:p>
          </table:table-cell>
          <table:table-cell/>
          <table:table-cell table:formula="of:=[.B219]" office:value-type="float" office:value="40" calcext:value-type="float">
            <text:p>40</text:p>
          </table:table-cell>
          <table:table-cell table:formula="of:=[.K219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19]&amp;&quot;.json')&quot;" office:value-type="string" office:string-value="('mccb_schneider', '', 'params_NSXm_TMD_40.json')" calcext:value-type="string">
            <text:p>('mccb_schneider', '', 'params_NSXm_TMD_4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220] &amp; &quot;A, &quot; &amp; [.C220] &amp; &quot;, &quot; &amp; [.A220]" office:value-type="string" office:string-value="50A, TM-D, Compact NSXm" calcext:value-type="string">
            <text:p>5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0]" office:value-type="string" office:string-value="TM-D" calcext:value-type="string">
            <text:p>TM-D</text:p>
          </table:table-cell>
          <table:table-cell/>
          <table:table-cell table:formula="of:=[.B220]" office:value-type="float" office:value="50" calcext:value-type="float">
            <text:p>50</text:p>
          </table:table-cell>
          <table:table-cell table:formula="of:=[.K220]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0]&amp;&quot;.json')&quot;" office:value-type="string" office:string-value="('mccb_schneider', '', 'params_NSXm_TMD_50.json')" calcext:value-type="string">
            <text:p>('mccb_schneider', '', 'params_NSXm_TMD_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221] &amp; &quot;A, &quot; &amp; [.C221] &amp; &quot;, &quot; &amp; [.A221]" office:value-type="string" office:string-value="63A, TM-D, Compact NSXm" calcext:value-type="string">
            <text:p>63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1]" office:value-type="string" office:string-value="TM-D" calcext:value-type="string">
            <text:p>TM-D</text:p>
          </table:table-cell>
          <table:table-cell/>
          <table:table-cell table:formula="of:=[.B221]" office:value-type="float" office:value="63" calcext:value-type="float">
            <text:p>63</text:p>
          </table:table-cell>
          <table:table-cell table:formula="of:=[.K221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1]&amp;&quot;.json')&quot;" office:value-type="string" office:string-value="('mccb_schneider', '', 'params_NSXm_TMD_63.json')" calcext:value-type="string">
            <text:p>('mccb_schneider', '', 'params_NSXm_TMD_63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222] &amp; &quot;A, &quot; &amp; [.C222] &amp; &quot;, &quot; &amp; [.A222]" office:value-type="string" office:string-value="80A, TM-D, Compact NSXm" calcext:value-type="string">
            <text:p>8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2]" office:value-type="string" office:string-value="TM-D" calcext:value-type="string">
            <text:p>TM-D</text:p>
          </table:table-cell>
          <table:table-cell/>
          <table:table-cell table:formula="of:=[.B222]" office:value-type="float" office:value="80" calcext:value-type="float">
            <text:p>80</text:p>
          </table:table-cell>
          <table:table-cell table:formula="of:=[.K222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2]&amp;&quot;.json')&quot;" office:value-type="string" office:string-value="('mccb_schneider', '', 'params_NSXm_TMD_80.json')" calcext:value-type="string">
            <text:p>('mccb_schneider', '', 'params_NSXm_TMD_8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223] &amp; &quot;A, &quot; &amp; [.C223] &amp; &quot;, &quot; &amp; [.A223]" office:value-type="string" office:string-value="100A, TM-D, Compact NSXm" calcext:value-type="string">
            <text:p>10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3]" office:value-type="string" office:string-value="TM-D" calcext:value-type="string">
            <text:p>TM-D</text:p>
          </table:table-cell>
          <table:table-cell/>
          <table:table-cell table:formula="of:=[.B223]" office:value-type="float" office:value="100" calcext:value-type="float">
            <text:p>100</text:p>
          </table:table-cell>
          <table:table-cell table:formula="of:=[.K223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3]&amp;&quot;.json')&quot;" office:value-type="string" office:string-value="('mccb_schneider', '', 'params_NSXm_TMD_100.json')" calcext:value-type="string">
            <text:p>('mccb_schneider', '', 'params_NSXm_TMD_10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224] &amp; &quot;A, &quot; &amp; [.C224] &amp; &quot;, &quot; &amp; [.A224]" office:value-type="string" office:string-value="125A, TM-D, Compact NSXm" calcext:value-type="string">
            <text:p>1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4]" office:value-type="string" office:string-value="TM-D" calcext:value-type="string">
            <text:p>TM-D</text:p>
          </table:table-cell>
          <table:table-cell/>
          <table:table-cell table:formula="of:=[.B224]" office:value-type="float" office:value="125" calcext:value-type="float">
            <text:p>125</text:p>
          </table:table-cell>
          <table:table-cell table:formula="of:=[.K224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4]&amp;&quot;.json')&quot;" office:value-type="string" office:string-value="('mccb_schneider', '', 'params_NSXm_TMD_125.json')" calcext:value-type="string">
            <text:p>('mccb_schneider', '', 'params_NSXm_TMD_1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225] &amp; &quot;A, &quot; &amp; [.C225] &amp; &quot;, &quot; &amp; [.A225]" office:value-type="string" office:string-value="160A, TM-D, Compact NSXm" calcext:value-type="string">
            <text:p>16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5]" office:value-type="string" office:string-value="TM-D" calcext:value-type="string">
            <text:p>TM-D</text:p>
          </table:table-cell>
          <table:table-cell/>
          <table:table-cell table:formula="of:=[.B225]" office:value-type="float" office:value="160" calcext:value-type="float">
            <text:p>160</text:p>
          </table:table-cell>
          <table:table-cell table:formula="of:=[.K225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5]&amp;&quot;.json')&quot;" office:value-type="string" office:string-value="('mccb_schneider', '', 'params_NSXm_TMD_160.json')" calcext:value-type="string">
            <text:p>('mccb_schneider', '', 'params_NSXm_TMD_160.json')</text:p>
          </table:table-cell>
          <table:table-cell/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M-DN1</text:p>
          </table:table-cell>
          <table:table-cell table:formula="of:=[.B226] &amp; &quot;A, &quot; &amp; [.C226] &amp; &quot;, &quot; &amp; [.A226]" office:value-type="string" office:string-value="800A, TM-DN1, CPOWER" calcext:value-type="string">
            <text:p>8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26]" office:value-type="string" office:string-value="TM-DN1" calcext:value-type="string">
            <text:p>TM-DN1</text:p>
          </table:table-cell>
          <table:table-cell table:formula="of:=[.C226]" office:value-type="string" office:string-value="TM-DN1" calcext:value-type="string">
            <text:p>TM-DN1</text:p>
          </table:table-cell>
          <table:table-cell table:formula="of:=[.B226]" office:value-type="float" office:value="800" calcext:value-type="float">
            <text:p>800</text:p>
          </table:table-cell>
          <table:table-cell table:formula="of:=[.K226]"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M-DN1</text:p>
          </table:table-cell>
          <table:table-cell table:formula="of:=[.B227] &amp; &quot;A, &quot; &amp; [.C227] &amp; &quot;, &quot; &amp; [.A227]" office:value-type="string" office:string-value="1000A, TM-DN1, CPOWER" calcext:value-type="string">
            <text:p>1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27]" office:value-type="string" office:string-value="TM-DN1" calcext:value-type="string">
            <text:p>TM-DN1</text:p>
          </table:table-cell>
          <table:table-cell table:formula="of:=[.C227]" office:value-type="string" office:string-value="TM-DN1" calcext:value-type="string">
            <text:p>TM-DN1</text:p>
          </table:table-cell>
          <table:table-cell table:formula="of:=[.B227]" office:value-type="float" office:value="1000" calcext:value-type="float">
            <text:p>1000</text:p>
          </table:table-cell>
          <table:table-cell table:formula="of:=[.K227]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M-DN1</text:p>
          </table:table-cell>
          <table:table-cell table:formula="of:=[.B228] &amp; &quot;A, &quot; &amp; [.C228] &amp; &quot;, &quot; &amp; [.A228]" office:value-type="string" office:string-value="1250A, TM-DN1, CPOWER" calcext:value-type="string">
            <text:p>125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28]" office:value-type="string" office:string-value="TM-DN1" calcext:value-type="string">
            <text:p>TM-DN1</text:p>
          </table:table-cell>
          <table:table-cell table:formula="of:=[.C228]" office:value-type="string" office:string-value="TM-DN1" calcext:value-type="string">
            <text:p>TM-DN1</text:p>
          </table:table-cell>
          <table:table-cell table:formula="of:=[.B228]" office:value-type="float" office:value="1250" calcext:value-type="float">
            <text:p>1250</text:p>
          </table:table-cell>
          <table:table-cell table:formula="of:=[.K228]"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M-DN1</text:p>
          </table:table-cell>
          <table:table-cell table:formula="of:=[.B229] &amp; &quot;A, &quot; &amp; [.C229] &amp; &quot;, &quot; &amp; [.A229]" office:value-type="string" office:string-value="1600A, TM-DN1, CPOWER" calcext:value-type="string">
            <text:p>16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29]" office:value-type="string" office:string-value="TM-DN1" calcext:value-type="string">
            <text:p>TM-DN1</text:p>
          </table:table-cell>
          <table:table-cell table:formula="of:=[.C229]" office:value-type="string" office:string-value="TM-DN1" calcext:value-type="string">
            <text:p>TM-DN1</text:p>
          </table:table-cell>
          <table:table-cell table:formula="of:=[.B229]" office:value-type="float" office:value="1600" calcext:value-type="float">
            <text:p>1600</text:p>
          </table:table-cell>
          <table:table-cell table:formula="of:=[.K229]"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M-DN1</text:p>
          </table:table-cell>
          <table:table-cell table:formula="of:=[.B230] &amp; &quot;A, &quot; &amp; [.C230] &amp; &quot;, &quot; &amp; [.A230]" office:value-type="string" office:string-value="2000A, TM-DN1, CPOWER" calcext:value-type="string">
            <text:p>2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0]" office:value-type="string" office:string-value="TM-DN1" calcext:value-type="string">
            <text:p>TM-DN1</text:p>
          </table:table-cell>
          <table:table-cell table:formula="of:=[.C230]" office:value-type="string" office:string-value="TM-DN1" calcext:value-type="string">
            <text:p>TM-DN1</text:p>
          </table:table-cell>
          <table:table-cell table:formula="of:=[.B230]" office:value-type="float" office:value="2000" calcext:value-type="float">
            <text:p>2000</text:p>
          </table:table-cell>
          <table:table-cell table:formula="of:=[.K230]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M-DN1</text:p>
          </table:table-cell>
          <table:table-cell table:formula="of:=[.B231] &amp; &quot;A, &quot; &amp; [.C231] &amp; &quot;, &quot; &amp; [.A231]" office:value-type="string" office:string-value="2500A, TM-DN1, CPOWER" calcext:value-type="string">
            <text:p>25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1]" office:value-type="string" office:string-value="TM-DN1" calcext:value-type="string">
            <text:p>TM-DN1</text:p>
          </table:table-cell>
          <table:table-cell table:formula="of:=[.C231]" office:value-type="string" office:string-value="TM-DN1" calcext:value-type="string">
            <text:p>TM-DN1</text:p>
          </table:table-cell>
          <table:table-cell table:formula="of:=[.B231]" office:value-type="float" office:value="2500" calcext:value-type="float">
            <text:p>2500</text:p>
          </table:table-cell>
          <table:table-cell table:formula="of:=[.K231]"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TM-DN1</text:p>
          </table:table-cell>
          <table:table-cell table:formula="of:=[.B232] &amp; &quot;A, &quot; &amp; [.C232] &amp; &quot;, &quot; &amp; [.A232]" office:value-type="string" office:string-value="3200A, TM-DN1, CPOWER" calcext:value-type="string">
            <text:p>32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2]" office:value-type="string" office:string-value="TM-DN1" calcext:value-type="string">
            <text:p>TM-DN1</text:p>
          </table:table-cell>
          <table:table-cell table:formula="of:=[.C232]" office:value-type="string" office:string-value="TM-DN1" calcext:value-type="string">
            <text:p>TM-DN1</text:p>
          </table:table-cell>
          <table:table-cell table:formula="of:=[.B232]" office:value-type="float" office:value="3200" calcext:value-type="float">
            <text:p>3200</text:p>
          </table:table-cell>
          <table:table-cell table:formula="of:=[.K232]"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M-DN1</text:p>
          </table:table-cell>
          <table:table-cell table:formula="of:=[.B233] &amp; &quot;A, &quot; &amp; [.C233] &amp; &quot;, &quot; &amp; [.A233]" office:value-type="string" office:string-value="4000A, TM-DN1, CPOWER" calcext:value-type="string">
            <text:p>4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3]" office:value-type="string" office:string-value="TM-DN1" calcext:value-type="string">
            <text:p>TM-DN1</text:p>
          </table:table-cell>
          <table:table-cell table:formula="of:=[.C233]" office:value-type="string" office:string-value="TM-DN1" calcext:value-type="string">
            <text:p>TM-DN1</text:p>
          </table:table-cell>
          <table:table-cell table:formula="of:=[.B233]" office:value-type="float" office:value="4000" calcext:value-type="float">
            <text:p>4000</text:p>
          </table:table-cell>
          <table:table-cell table:formula="of:=[.K233]"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M-DN1</text:p>
          </table:table-cell>
          <table:table-cell table:formula="of:=[.B234] &amp; &quot;A, &quot; &amp; [.C234] &amp; &quot;, &quot; &amp; [.A234]" office:value-type="string" office:string-value="5000A, TM-DN1, CPOWER" calcext:value-type="string">
            <text:p>5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4]" office:value-type="string" office:string-value="TM-DN1" calcext:value-type="string">
            <text:p>TM-DN1</text:p>
          </table:table-cell>
          <table:table-cell table:formula="of:=[.C234]" office:value-type="string" office:string-value="TM-DN1" calcext:value-type="string">
            <text:p>TM-DN1</text:p>
          </table:table-cell>
          <table:table-cell table:formula="of:=[.B234]" office:value-type="float" office:value="5000" calcext:value-type="float">
            <text:p>5000</text:p>
          </table:table-cell>
          <table:table-cell table:formula="of:=[.K234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TM-DN1</text:p>
          </table:table-cell>
          <table:table-cell table:formula="of:=[.B235] &amp; &quot;A, &quot; &amp; [.C235] &amp; &quot;, &quot; &amp; [.A235]" office:value-type="string" office:string-value="6300A, TM-DN1, CPOWER" calcext:value-type="string">
            <text:p>63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5]" office:value-type="string" office:string-value="TM-DN1" calcext:value-type="string">
            <text:p>TM-DN1</text:p>
          </table:table-cell>
          <table:table-cell table:formula="of:=[.C235]" office:value-type="string" office:string-value="TM-DN1" calcext:value-type="string">
            <text:p>TM-DN1</text:p>
          </table:table-cell>
          <table:table-cell table:formula="of:=[.B235]" office:value-type="float" office:value="6300" calcext:value-type="float">
            <text:p>6300</text:p>
          </table:table-cell>
          <table:table-cell table:formula="of:=[.K235]" office:value-type="float" office:value="6300" calcext:value-type="float">
            <text:p>6300</text:p>
          </table:table-cell>
          <table:table-cell office:value-type="float" office:value="95" calcext:value-type="float">
            <text:p>9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P-SR18G</text:p>
          </table:table-cell>
          <table:table-cell table:formula="of:=[.B236] &amp; &quot;A, &quot; &amp; [.C236] &amp; &quot;, &quot; &amp; [.A236]" office:value-type="string" office:string-value="800A, MP-SR18G, CPOWER" calcext:value-type="string">
            <text:p>8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36]" office:value-type="float" office:value="800" calcext:value-type="float">
            <text:p>800</text:p>
          </table:table-cell>
          <table:table-cell table:formula="of:=[.K236]"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-SR18G</text:p>
          </table:table-cell>
          <table:table-cell table:formula="of:=[.B237] &amp; &quot;A, &quot; &amp; [.C237] &amp; &quot;, &quot; &amp; [.A237]" office:value-type="string" office:string-value="1000A, MP-SR18G, CPOWER" calcext:value-type="string">
            <text:p>1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37]" office:value-type="float" office:value="1000" calcext:value-type="float">
            <text:p>1000</text:p>
          </table:table-cell>
          <table:table-cell table:formula="of:=[.K237]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P-SR18G</text:p>
          </table:table-cell>
          <table:table-cell table:formula="of:=[.B238] &amp; &quot;A, &quot; &amp; [.C238] &amp; &quot;, &quot; &amp; [.A238]" office:value-type="string" office:string-value="1250A, MP-SR18G, CPOWER" calcext:value-type="string">
            <text:p>125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38]" office:value-type="float" office:value="1250" calcext:value-type="float">
            <text:p>1250</text:p>
          </table:table-cell>
          <table:table-cell table:formula="of:=[.K238]"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P-SR18G</text:p>
          </table:table-cell>
          <table:table-cell table:formula="of:=[.B239] &amp; &quot;A, &quot; &amp; [.C239] &amp; &quot;, &quot; &amp; [.A239]" office:value-type="string" office:string-value="1600A, MP-SR18G, CPOWER" calcext:value-type="string">
            <text:p>16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39]" office:value-type="float" office:value="1600" calcext:value-type="float">
            <text:p>1600</text:p>
          </table:table-cell>
          <table:table-cell table:formula="of:=[.K239]"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P-SR18G</text:p>
          </table:table-cell>
          <table:table-cell table:formula="of:=[.B240] &amp; &quot;A, &quot; &amp; [.C240] &amp; &quot;, &quot; &amp; [.A240]" office:value-type="string" office:string-value="2000A, MP-SR18G, CPOWER" calcext:value-type="string">
            <text:p>2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0]" office:value-type="float" office:value="2000" calcext:value-type="float">
            <text:p>2000</text:p>
          </table:table-cell>
          <table:table-cell table:formula="of:=[.K240]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P-SR18G</text:p>
          </table:table-cell>
          <table:table-cell table:formula="of:=[.B241] &amp; &quot;A, &quot; &amp; [.C241] &amp; &quot;, &quot; &amp; [.A241]" office:value-type="string" office:string-value="2500A, MP-SR18G, CPOWER" calcext:value-type="string">
            <text:p>25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1]" office:value-type="float" office:value="2500" calcext:value-type="float">
            <text:p>2500</text:p>
          </table:table-cell>
          <table:table-cell table:formula="of:=[.K241]"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P-SR18G</text:p>
          </table:table-cell>
          <table:table-cell table:formula="of:=[.B242] &amp; &quot;A, &quot; &amp; [.C242] &amp; &quot;, &quot; &amp; [.A242]" office:value-type="string" office:string-value="3200A, MP-SR18G, CPOWER" calcext:value-type="string">
            <text:p>32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2]" office:value-type="float" office:value="3200" calcext:value-type="float">
            <text:p>3200</text:p>
          </table:table-cell>
          <table:table-cell table:formula="of:=[.K242]"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P-SR18G</text:p>
          </table:table-cell>
          <table:table-cell table:formula="of:=[.B243] &amp; &quot;A, &quot; &amp; [.C243] &amp; &quot;, &quot; &amp; [.A243]" office:value-type="string" office:string-value="4000A, MP-SR18G, CPOWER" calcext:value-type="string">
            <text:p>4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3]" office:value-type="float" office:value="4000" calcext:value-type="float">
            <text:p>4000</text:p>
          </table:table-cell>
          <table:table-cell table:formula="of:=[.K243]"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P-SR18G</text:p>
          </table:table-cell>
          <table:table-cell table:formula="of:=[.B244] &amp; &quot;A, &quot; &amp; [.C244] &amp; &quot;, &quot; &amp; [.A244]" office:value-type="string" office:string-value="5000A, MP-SR18G, CPOWER" calcext:value-type="string">
            <text:p>5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4]" office:value-type="float" office:value="5000" calcext:value-type="float">
            <text:p>5000</text:p>
          </table:table-cell>
          <table:table-cell table:formula="of:=[.K244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P-SR18G</text:p>
          </table:table-cell>
          <table:table-cell table:formula="of:=[.B245] &amp; &quot;A, &quot; &amp; [.C245] &amp; &quot;, &quot; &amp; [.A245]" office:value-type="string" office:string-value="6300A, MP-SR18G, CPOWER" calcext:value-type="string">
            <text:p>63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5]" office:value-type="float" office:value="6300" calcext:value-type="float">
            <text:p>6300</text:p>
          </table:table-cell>
          <table:table-cell table:formula="of:=[.K245]" office:value-type="float" office:value="6300" calcext:value-type="float">
            <text:p>6300</text:p>
          </table:table-cell>
          <table:table-cell office:value-type="float" office:value="95" calcext:value-type="float">
            <text:p>9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icrologic</text:p>
          </table:table-cell>
          <table:table-cell table:formula="of:=[.B246] &amp; &quot;A, &quot; &amp; [.C246] &amp; &quot;, &quot; &amp; [.A246]" office:value-type="string" office:string-value="630A, Micrologic, MasterPact" calcext:value-type="string">
            <text:p>63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46]" office:value-type="string" office:string-value="Micrologic" calcext:value-type="string">
            <text:p>Micrologic</text:p>
          </table:table-cell>
          <table:table-cell table:formula="of:=[.C246]" office:value-type="string" office:string-value="Micrologic" calcext:value-type="string">
            <text:p>Micrologic</text:p>
          </table:table-cell>
          <table:table-cell table:formula="of:=[.B246]" office:value-type="float" office:value="630" calcext:value-type="float">
            <text:p>630</text:p>
          </table:table-cell>
          <table:table-cell table:formula="of:=[.K246]" office:value-type="float" office:value="630" calcext:value-type="float">
            <text:p>63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icrologic</text:p>
          </table:table-cell>
          <table:table-cell table:formula="of:=[.B247] &amp; &quot;A, &quot; &amp; [.C247] &amp; &quot;, &quot; &amp; [.A247]" office:value-type="string" office:string-value="800A, Micrologic, MasterPact" calcext:value-type="string">
            <text:p>8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47]" office:value-type="string" office:string-value="Micrologic" calcext:value-type="string">
            <text:p>Micrologic</text:p>
          </table:table-cell>
          <table:table-cell table:formula="of:=[.C247]" office:value-type="string" office:string-value="Micrologic" calcext:value-type="string">
            <text:p>Micrologic</text:p>
          </table:table-cell>
          <table:table-cell table:formula="of:=[.B247]" office:value-type="float" office:value="800" calcext:value-type="float">
            <text:p>800</text:p>
          </table:table-cell>
          <table:table-cell table:formula="of:=[.K247]" office:value-type="float" office:value="800" calcext:value-type="float">
            <text:p>8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icrologic</text:p>
          </table:table-cell>
          <table:table-cell table:formula="of:=[.B248] &amp; &quot;A, &quot; &amp; [.C248] &amp; &quot;, &quot; &amp; [.A248]" office:value-type="string" office:string-value="1000A, Micrologic, MasterPact" calcext:value-type="string">
            <text:p>1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48]" office:value-type="string" office:string-value="Micrologic" calcext:value-type="string">
            <text:p>Micrologic</text:p>
          </table:table-cell>
          <table:table-cell table:formula="of:=[.C248]" office:value-type="string" office:string-value="Micrologic" calcext:value-type="string">
            <text:p>Micrologic</text:p>
          </table:table-cell>
          <table:table-cell table:formula="of:=[.B248]" office:value-type="float" office:value="1000" calcext:value-type="float">
            <text:p>1000</text:p>
          </table:table-cell>
          <table:table-cell table:formula="of:=[.K248]"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icrologic</text:p>
          </table:table-cell>
          <table:table-cell table:formula="of:=[.B249] &amp; &quot;A, &quot; &amp; [.C249] &amp; &quot;, &quot; &amp; [.A249]" office:value-type="string" office:string-value="1250A, Micrologic, MasterPact" calcext:value-type="string">
            <text:p>125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49]" office:value-type="string" office:string-value="Micrologic" calcext:value-type="string">
            <text:p>Micrologic</text:p>
          </table:table-cell>
          <table:table-cell table:formula="of:=[.C249]" office:value-type="string" office:string-value="Micrologic" calcext:value-type="string">
            <text:p>Micrologic</text:p>
          </table:table-cell>
          <table:table-cell table:formula="of:=[.B249]" office:value-type="float" office:value="1250" calcext:value-type="float">
            <text:p>1250</text:p>
          </table:table-cell>
          <table:table-cell table:formula="of:=[.K249]" office:value-type="float" office:value="1250" calcext:value-type="float">
            <text:p>125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icrologic</text:p>
          </table:table-cell>
          <table:table-cell table:formula="of:=[.B250] &amp; &quot;A, &quot; &amp; [.C250] &amp; &quot;, &quot; &amp; [.A250]" office:value-type="string" office:string-value="1600A, Micrologic, MasterPact" calcext:value-type="string">
            <text:p>16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0]" office:value-type="string" office:string-value="Micrologic" calcext:value-type="string">
            <text:p>Micrologic</text:p>
          </table:table-cell>
          <table:table-cell table:formula="of:=[.C250]" office:value-type="string" office:string-value="Micrologic" calcext:value-type="string">
            <text:p>Micrologic</text:p>
          </table:table-cell>
          <table:table-cell table:formula="of:=[.B250]" office:value-type="float" office:value="1600" calcext:value-type="float">
            <text:p>1600</text:p>
          </table:table-cell>
          <table:table-cell table:formula="of:=[.K250]" office:value-type="float" office:value="1600" calcext:value-type="float">
            <text:p>16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icrologic</text:p>
          </table:table-cell>
          <table:table-cell table:formula="of:=[.B251] &amp; &quot;A, &quot; &amp; [.C251] &amp; &quot;, &quot; &amp; [.A251]" office:value-type="string" office:string-value="2000A, Micrologic, MasterPact" calcext:value-type="string">
            <text:p>2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1]" office:value-type="string" office:string-value="Micrologic" calcext:value-type="string">
            <text:p>Micrologic</text:p>
          </table:table-cell>
          <table:table-cell table:formula="of:=[.C251]" office:value-type="string" office:string-value="Micrologic" calcext:value-type="string">
            <text:p>Micrologic</text:p>
          </table:table-cell>
          <table:table-cell table:formula="of:=[.B251]" office:value-type="float" office:value="2000" calcext:value-type="float">
            <text:p>2000</text:p>
          </table:table-cell>
          <table:table-cell table:formula="of:=[.K251]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crologic</text:p>
          </table:table-cell>
          <table:table-cell table:formula="of:=[.B252] &amp; &quot;A, &quot; &amp; [.C252] &amp; &quot;, &quot; &amp; [.A252]" office:value-type="string" office:string-value="2500A, Micrologic, MasterPact" calcext:value-type="string">
            <text:p>25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2]" office:value-type="string" office:string-value="Micrologic" calcext:value-type="string">
            <text:p>Micrologic</text:p>
          </table:table-cell>
          <table:table-cell table:formula="of:=[.C252]" office:value-type="string" office:string-value="Micrologic" calcext:value-type="string">
            <text:p>Micrologic</text:p>
          </table:table-cell>
          <table:table-cell table:formula="of:=[.B252]" office:value-type="float" office:value="2500" calcext:value-type="float">
            <text:p>2500</text:p>
          </table:table-cell>
          <table:table-cell table:formula="of:=[.K252]"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icrologic</text:p>
          </table:table-cell>
          <table:table-cell table:formula="of:=[.B253] &amp; &quot;A, &quot; &amp; [.C253] &amp; &quot;, &quot; &amp; [.A253]" office:value-type="string" office:string-value="3200A, Micrologic, MasterPact" calcext:value-type="string">
            <text:p>32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3]" office:value-type="string" office:string-value="Micrologic" calcext:value-type="string">
            <text:p>Micrologic</text:p>
          </table:table-cell>
          <table:table-cell table:formula="of:=[.C253]" office:value-type="string" office:string-value="Micrologic" calcext:value-type="string">
            <text:p>Micrologic</text:p>
          </table:table-cell>
          <table:table-cell table:formula="of:=[.B253]" office:value-type="float" office:value="3200" calcext:value-type="float">
            <text:p>3200</text:p>
          </table:table-cell>
          <table:table-cell table:formula="of:=[.K253]" office:value-type="float" office:value="3200" calcext:value-type="float">
            <text:p>3200</text:p>
          </table:table-cell>
          <table:table-cell office:value-type="float" office:value="65" calcext:value-type="float">
            <text:p>6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icrologic</text:p>
          </table:table-cell>
          <table:table-cell table:formula="of:=[.B254] &amp; &quot;A, &quot; &amp; [.C254] &amp; &quot;, &quot; &amp; [.A254]" office:value-type="string" office:string-value="4000A, Micrologic, MasterPact" calcext:value-type="string">
            <text:p>4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4]" office:value-type="string" office:string-value="Micrologic" calcext:value-type="string">
            <text:p>Micrologic</text:p>
          </table:table-cell>
          <table:table-cell table:formula="of:=[.C254]" office:value-type="string" office:string-value="Micrologic" calcext:value-type="string">
            <text:p>Micrologic</text:p>
          </table:table-cell>
          <table:table-cell table:formula="of:=[.B254]" office:value-type="float" office:value="4000" calcext:value-type="float">
            <text:p>4000</text:p>
          </table:table-cell>
          <table:table-cell table:formula="of:=[.K254]"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icrologic</text:p>
          </table:table-cell>
          <table:table-cell table:formula="of:=[.B255] &amp; &quot;A, &quot; &amp; [.C255] &amp; &quot;, &quot; &amp; [.A255]" office:value-type="string" office:string-value="5000A, Micrologic, MasterPact" calcext:value-type="string">
            <text:p>5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5]" office:value-type="string" office:string-value="Micrologic" calcext:value-type="string">
            <text:p>Micrologic</text:p>
          </table:table-cell>
          <table:table-cell table:formula="of:=[.C255]" office:value-type="string" office:string-value="Micrologic" calcext:value-type="string">
            <text:p>Micrologic</text:p>
          </table:table-cell>
          <table:table-cell table:formula="of:=[.B255]" office:value-type="float" office:value="5000" calcext:value-type="float">
            <text:p>5000</text:p>
          </table:table-cell>
          <table:table-cell table:formula="of:=[.K255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icrologic</text:p>
          </table:table-cell>
          <table:table-cell table:formula="of:=[.B256] &amp; &quot;A, &quot; &amp; [.C256] &amp; &quot;, &quot; &amp; [.A256]" office:value-type="string" office:string-value="6300A, Micrologic, MasterPact" calcext:value-type="string">
            <text:p>63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6]" office:value-type="string" office:string-value="Micrologic" calcext:value-type="string">
            <text:p>Micrologic</text:p>
          </table:table-cell>
          <table:table-cell table:formula="of:=[.C256]" office:value-type="string" office:string-value="Micrologic" calcext:value-type="string">
            <text:p>Micrologic</text:p>
          </table:table-cell>
          <table:table-cell table:formula="of:=[.B256]" office:value-type="float" office:value="6300" calcext:value-type="float">
            <text:p>6300</text:p>
          </table:table-cell>
          <table:table-cell table:formula="of:=[.K256]" office:value-type="float" office:value="6300" calcext:value-type="float">
            <text:p>6300</text:p>
          </table:table-cell>
          <table:table-cell office:value-type="float" office:value="100" calcext:value-type="float">
            <text:p>100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06T18:57:18.064318695</dc:date>
    <dc:creator>Manu Varkey</dc:creator>
    <meta:editing-duration>PT3H36M11S</meta:editing-duration>
    <meta:editing-cycles>257</meta:editing-cycles>
    <meta:document-statistic meta:table-count="1" meta:cell-count="3448" meta:object-count="0"/>
  </office:meta>
</office:document-meta>
</file>